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497/settings.xml" manifest:media-type="text/xml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853/content.xml" manifest:media-type="text/xml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content.xml" manifest:media-type="text/xml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485/settings.xml" manifest:media-type="text/xml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521/settings.xml" manifest:media-type="text/xml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570/settings.xml" manifest:media-type="text/xml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48/settings.xml" manifest:media-type="text/xml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settings.xml" manifest:media-type="text/xml"/>
  <manifest:file-entry manifest:full-path="Object 573/content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content.xml" manifest:media-type="text/xml"/>
  <manifest:file-entry manifest:full-path="Object 538/settings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537/settings.xml" manifest:media-type="text/xml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843/settings.xml" manifest:media-type="text/xml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settings.xml" manifest:media-type="text/xml"/>
  <manifest:file-entry manifest:full-path="Object 898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855/content.xml" manifest:media-type="text/xml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27/Configurations2/" manifest:media-type="application/vnd.sun.xml.ui.configuration"/>
  <manifest:file-entry manifest:full-path="Object 827/settings.xml" manifest:media-type="text/xml"/>
  <manifest:file-entry manifest:full-path="Object 827/content.xml" manifest:media-type="text/xml"/>
  <manifest:file-entry manifest:full-path="Object 827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736/content.xml" manifest:media-type="text/xml"/>
  <manifest:file-entry manifest:full-path="Object 736/Configurations2/" manifest:media-type="application/vnd.sun.xml.ui.configuration"/>
  <manifest:file-entry manifest:full-path="Object 736/settings.xml" manifest:media-type="text/xml"/>
  <manifest:file-entry manifest:full-path="Object 736/" manifest:version="1.3" manifest:media-type="application/vnd.oasis.opendocument.formula"/>
  <manifest:file-entry manifest:full-path="Object 873/content.xml" manifest:media-type="text/xml"/>
  <manifest:file-entry manifest:full-path="Object 873/settings.xml" manifest:media-type="text/xml"/>
  <manifest:file-entry manifest:full-path="Object 873/Configurations2/" manifest:media-type="application/vnd.sun.xml.ui.configuration"/>
  <manifest:file-entry manifest:full-path="Object 873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Configurations2/" manifest:media-type="application/vnd.sun.xml.ui.configuration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886/content.xml" manifest:media-type="text/xml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735/settings.xml" manifest:media-type="text/xml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styles.xml" manifest:media-type="text/xml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874/content.xml" manifest:media-type="text/xml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737/settings.xml" manifest:media-type="text/xml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38/settings.xml" manifest:media-type="text/xml"/>
  <manifest:file-entry manifest:full-path="Object 738/content.xml" manifest:media-type="text/xml"/>
  <manifest:file-entry manifest:full-path="Object 738/Configurations2/" manifest:media-type="application/vnd.sun.xml.ui.configuration"/>
  <manifest:file-entry manifest:full-path="Object 738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793/settings.xml" manifest:media-type="text/xml"/>
  <manifest:file-entry manifest:full-path="Object 793/Configurations2/" manifest:media-type="application/vnd.sun.xml.ui.configuration"/>
  <manifest:file-entry manifest:full-path="Object 793/content.xml" manifest:media-type="text/xml"/>
  <manifest:file-entry manifest:full-path="Object 793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tent.xml" manifest:media-type="text/xml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content.xml" manifest:media-type="text/xml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836/Configurations2/" manifest:media-type="application/vnd.sun.xml.ui.configuration"/>
  <manifest:file-entry manifest:full-path="Object 836/content.xml" manifest:media-type="text/xml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37/content.xml" manifest:media-type="text/xml"/>
  <manifest:file-entry manifest:full-path="Object 837/Configurations2/" manifest:media-type="application/vnd.sun.xml.ui.configuration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6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31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892" manifest:media-type="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736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68" manifest:media-type="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38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79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2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21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05" manifest:media-type=""/>
  <manifest:file-entry manifest:full-path="ObjectReplacements/Object 37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21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848/content.xml" manifest:media-type="text/xml"/>
  <manifest:file-entry manifest:full-path="Object 848/Configurations2/" manifest:media-type="application/vnd.sun.xml.ui.configuration"/>
  <manifest:file-entry manifest:full-path="Object 848/settings.xml" manifest:media-type="text/xml"/>
  <manifest:file-entry manifest:full-path="Object 848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849/content.xml" manifest:media-type="text/xml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" manifest:version="1.3" manifest:media-type="application/vnd.oasis.opendocument.formula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3" manifest:media-type="application/vnd.oasis.opendocument.formula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Thumbnails/thumbnail.png" manifest:media-type="image/png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847/settings.xml" manifest:media-type="text/xml"/>
  <manifest:file-entry manifest:full-path="Object 847/content.xml" manifest:media-type="text/xml"/>
  <manifest:file-entry manifest:full-path="Object 847/Configurations2/" manifest:media-type="application/vnd.sun.xml.ui.configuration"/>
  <manifest:file-entry manifest:full-path="Object 847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settings.xml" manifest:media-type="text/xml"/>
  <manifest:file-entry manifest:full-path="Object 86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tent.xml" manifest:media-type="text/xml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content.xml" manifest:media-type="text/xml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content.xml" manifest:media-type="text/xml"/>
  <manifest:file-entry manifest:full-path="Object 90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94/Configurations2/" manifest:media-type="application/vnd.sun.xml.ui.configuration"/>
  <manifest:file-entry manifest:full-path="Object 794/content.xml" manifest:media-type="text/xml"/>
  <manifest:file-entry manifest:full-path="Object 794/settings.xml" manifest:media-type="text/xml"/>
  <manifest:file-entry manifest:full-path="Object 794/" manifest:version="1.3" manifest:media-type="application/vnd.oasis.opendocument.formula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60/content.xml" manifest:media-type="text/xml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562/content.xml" manifest:media-type="text/xml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settings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" manifest:version="1.3" manifest:media-type="application/vnd.oasis.opendocument.formula"/>
  <manifest:file-entry manifest:full-path="Object 720/content.xml" manifest:media-type="text/xml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722/content.xml" manifest:media-type="text/xml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settings.xml" manifest:media-type="text/xml"/>
  <manifest:file-entry manifest:full-path="Object 815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1/Configurations2/" manifest:media-type="application/vnd.sun.xml.ui.configuration"/>
  <manifest:file-entry manifest:full-path="Object 821/content.xml" manifest:media-type="text/xml"/>
  <manifest:file-entry manifest:full-path="Object 821/settings.xml" manifest:media-type="text/xml"/>
  <manifest:file-entry manifest:full-path="Object 821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 loext:decorative="false"/>
      <style:paragraph-properties style:writing-mode="lr-tb"/>
    </style:style>
    <style:style style:name="gr20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7" style:family="graphic" style:parent-style-name="objectwithoutfill">
      <style:graphic-properties draw:stroke="dash" draw:fill="none" draw:textarea-vertical-align="middle" loext:decorative="false"/>
    </style:style>
    <style:style style:name="gr28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1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2" style:family="graphic" style:parent-style-name="objectwithoutfill">
      <style:graphic-properties draw:stroke="dash" draw:stroke-dash="Dot" draw:fill="none" draw:textarea-vertical-align="middle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7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8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0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1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2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4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18" style:family="graphic" style:parent-style-name="objectwithoutfill">
      <style:graphic-properties svg:stroke-color="#000000" draw:fill="none" draw:textarea-vertical-align="middle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5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26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2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37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0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5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6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6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69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170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71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72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7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74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75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76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77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78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79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81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82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84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93" style:family="graphic" style:parent-style-name="standard">
      <style:graphic-properties loext:decorative="false"/>
    </style:style>
    <style:style style:name="gr194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P13" style:family="paragraph">
      <loext:graphic-properties draw:fill="solid" draw:fill-color="#2a6099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6pt" fo:font-weight="bold"/>
    </style:style>
    <style:style style:name="P20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1pt" style:font-size-asian="11pt" style:font-size-complex="11pt"/>
    </style:style>
    <style:style style:name="P29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0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1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2" style:family="paragraph">
      <loext:graphic-properties draw:fill="none" draw:fill-color="#ffffff"/>
      <style:text-properties fo:font-size="12pt" style:font-size-asian="12pt" style:font-size-complex="12pt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solid" draw:fill-color="#729fcf"/>
      <style:paragraph-properties fo:text-align="center"/>
    </style:style>
    <style:style style:name="P35" style:family="paragraph">
      <loext:graphic-properties draw:fill="none"/>
      <style:text-properties fo:font-size="6pt"/>
    </style:style>
    <style:style style:name="P36" style:family="paragraph">
      <style:paragraph-properties fo:text-align="center"/>
      <style:text-properties fo:font-weight="bold"/>
    </style:style>
    <style:style style:name="P37" style:family="paragraph">
      <style:paragraph-properties fo:text-align="center"/>
      <style:text-properties fo:font-size="5.40000009536743pt" style:font-size-asian="16pt" style:font-size-complex="16pt"/>
    </style:style>
    <style:style style:name="P38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39" style:family="paragraph">
      <loext:graphic-properties draw:fill="solid" draw:fill-color="#808080"/>
      <style:paragraph-properties fo:text-align="center"/>
    </style:style>
    <style:style style:name="P40" style:family="paragraph">
      <loext:graphic-properties draw:fill="solid" draw:fill-color="#808080"/>
      <style:paragraph-properties fo:text-align="center" style:writing-mode="lr-tb"/>
    </style:style>
    <style:style style:name="P41" style:family="paragraph">
      <loext:graphic-properties draw:fill="none" draw:fill-color="#ffffff"/>
      <style:text-properties fo:font-size="10pt" style:font-size-asian="21pt" style:font-size-complex="21pt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4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5" style:family="paragraph">
      <loext:graphic-properties draw:fill="none" draw:fill-color="#ffffff"/>
      <style:text-properties fo:font-size="8.69999980926514pt"/>
    </style:style>
    <style:style style:name="P46" style:family="paragraph">
      <loext:graphic-properties draw:fill="none" draw:fill-color="#1c1c1c"/>
      <style:paragraph-properties fo:text-align="center"/>
    </style:style>
    <style:style style:name="P47" style:family="paragraph">
      <loext:graphic-properties draw:fill="solid" draw:fill-color="#999999"/>
      <style:paragraph-properties fo:text-align="center"/>
    </style:style>
    <style:style style:name="P48" style:family="paragraph">
      <loext:graphic-properties draw:fill="none" draw:fill-color="#ffffff"/>
      <style:text-properties fo:font-size="7pt" style:font-size-asian="20pt" style:font-size-complex="20pt"/>
    </style:style>
    <style:style style:name="P49" style:family="paragraph">
      <loext:graphic-properties draw:fill="none"/>
      <style:paragraph-properties fo:text-align="center"/>
      <style:text-properties fo:font-size="6pt"/>
    </style:style>
    <style:style style:name="P50" style:family="paragraph">
      <style:paragraph-properties fo:text-align="center"/>
      <style:text-properties fo:font-size="6pt"/>
    </style:style>
    <style:style style:name="P51" style:family="paragraph">
      <loext:graphic-properties draw:fill="none"/>
      <style:text-properties fo:font-size="6pt" fo:font-weight="bold"/>
    </style:style>
    <style:style style:name="P52" style:family="paragraph">
      <loext:graphic-properties draw:fill="none"/>
      <style:text-properties fo:font-size="10.1999998092651pt" style:font-size-asian="20pt" style:font-size-complex="20pt"/>
    </style:style>
    <style:style style:name="P53" style:family="paragraph">
      <loext:graphic-properties draw:fill="none" draw:fill-color="#ffffff"/>
      <style:text-properties fo:font-size="5.80000019073486pt" style:font-size-asian="14pt" style:font-size-complex="14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fo:font-weight="bold"/>
    </style:style>
    <style:style style:name="T12" style:family="text">
      <style:text-properties fo:font-size="13pt" fo:font-weight="bold" style:font-size-asian="36pt" style:font-weight-asian="bold" style:font-size-complex="36pt" style:font-weight-complex="bold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11pt" fo:font-weight="bold" style:font-size-asian="11pt" style:font-size-complex="11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/>
    </style:style>
    <style:style style:name="T24" style:family="text">
      <style:text-properties fo:font-size="6pt" fo:font-weight="bold" style:font-weight-asian="bold" style:font-weight-complex="bold"/>
    </style:style>
    <style:style style:name="T25" style:family="text">
      <style:text-properties fo:font-size="8pt" fo:font-weight="bold" style:font-size-asian="8pt" style:font-size-complex="8pt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8.69999980926514pt" fo:font-weight="bold" style:font-weight-asian="bold" style:font-weight-complex="bold"/>
    </style:style>
    <style:style style:name="T36" style:family="text">
      <style:text-properties fo:font-size="7pt" style:font-size-asian="20pt" style:font-size-complex="20pt"/>
    </style:style>
    <style:style style:name="T37" style:family="text">
      <style:text-properties fo:font-size="8.69999980926514pt" fo:font-weight="normal" style:font-weight-asian="normal" style:font-weight-complex="normal"/>
    </style:style>
    <style:style style:name="T38" style:family="text">
      <style:text-properties fo:font-size="8.69999980926514pt" fo:font-weight="bold"/>
    </style:style>
    <style:style style:name="T39" style:family="text">
      <style:text-properties fo:font-size="7pt" fo:font-weight="bold" style:font-size-asian="20pt" style:font-weight-asian="bold" style:font-size-complex="20pt" style:font-weight-complex="bold"/>
    </style:style>
    <style:style style:name="T40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ize="5.40000009536743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line draw:style-name="gr12" draw:text-style-name="P3" draw:layer="layout" svg:x1="7.176cm" svg:y1="23.423cm" svg:x2="13.126cm" svg:y2="23.523cm">
          <text:p/>
        </draw:line>
        <draw:line draw:style-name="gr12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3" draw:text-style-name="P9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4" draw:text-style-name="P9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5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6" draw:text-style-name="P10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1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1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1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2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8" draw:text-style-name="P9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9" draw:text-style-name="P9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6" draw:text-style-name="P11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6" draw:text-style-name="P11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6" draw:text-style-name="P11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6" draw:text-style-name="P11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6" draw:text-style-name="P11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6" draw:text-style-name="P11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6" draw:text-style-name="P11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6" draw:text-style-name="P11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6" draw:text-style-name="P11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6" draw:text-style-name="P11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20" draw:text-style-name="P13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6" draw:text-style-name="P11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6" draw:text-style-name="P11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1" draw:text-style-name="P12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21" draw:text-style-name="P12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21" draw:text-style-name="P12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21" draw:text-style-name="P12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2" draw:text-style-name="P14" draw:layer="layout" svg:width="1.471cm" svg:height="0.683cm" svg:x="1.95cm" svg:y="20.45cm">
          <draw:text-box>
            <text:p><text:span text:style-name="T7">Avgift</text:span></text:p>
          </draw:text-box>
        </draw:frame>
        <draw:frame draw:style-name="gr23" draw:text-style-name="P14" draw:layer="layout" svg:width="2.771cm" svg:height="0.683cm" svg:x="8.051cm" svg:y="20.651cm">
          <draw:text-box>
            <text:p><text:span text:style-name="T7">Maksimalpris</text:span></text:p>
          </draw:text-box>
        </draw:frame>
        <draw:frame draw:style-name="gr24" draw:text-style-name="P14" draw:layer="layout" svg:width="2.276cm" svg:height="0.683cm" svg:x="14.352cm" svg:y="20.552cm">
          <draw:text-box>
            <text:p><text:span text:style-name="T7">Minstepris</text:span></text:p>
          </draw:text-box>
        </draw:frame>
        <draw:frame draw:style-name="gr25" draw:text-style-name="P15" draw:layer="layout" svg:width="3.685cm" svg:height="0.569cm" svg:x="1.6cm" svg:y="7.1cm">
          <draw:text-box>
            <text:p><text:span text:style-name="T8">Fullkommen konkurranse</text:span></text:p>
          </draw:text-box>
        </draw:frame>
        <draw:frame draw:style-name="gr26" draw:text-style-name="P16" draw:layer="layout" svg:width="6.615cm" svg:height="0.662cm" svg:x="7.85cm" svg:y="7.1cm">
          <draw:text-box>
            <text:p><text:span text:style-name="T9">Skiftanalyse (slak etterspørselskurve)</text:span></text:p>
          </draw:text-box>
        </draw:frame>
        <draw:frame draw:style-name="gr16" draw:text-style-name="P11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6" draw:text-style-name="P11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6" draw:text-style-name="P11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6" draw:text-style-name="P11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6" draw:text-style-name="P11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6" draw:text-style-name="P11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6" draw:text-style-name="P11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6" draw:text-style-name="P11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6" draw:text-style-name="P11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6" draw:text-style-name="P11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6" draw:text-style-name="P11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7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0" draw:text-style-name="P13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0.4cm" svg:y1="11.55cm" svg:x2="10.35cm" svg:y2="10.05cm">
          <text:p/>
        </draw:line>
        <draw:frame draw:style-name="gr25" draw:text-style-name="P15" draw:layer="layout" svg:width="3.685cm" svg:height="0.569cm" svg:x="1.9cm" svg:y="21.001cm">
          <draw:text-box>
            <text:p><text:span text:style-name="T8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6" draw:text-style-name="P11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6" draw:text-style-name="P11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6" draw:text-style-name="P11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6" draw:text-style-name="P11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6" draw:text-style-name="P11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6" draw:text-style-name="P11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6" draw:text-style-name="P11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20" draw:text-style-name="P13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20" draw:text-style-name="P13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8" draw:text-style-name="P3" draw:layer="layout" svg:x1="2.35cm" svg:y1="4.05cm" svg:x2="2.35cm" svg:y2="4.8cm">
          <text:p/>
        </draw:line>
        <draw:line draw:style-name="gr28" draw:text-style-name="P3" draw:layer="layout" svg:x1="2.85cm" svg:y1="5.4cm" svg:x2="3.6cm" svg:y2="5.4cm">
          <text:p/>
        </draw:line>
        <draw:line draw:style-name="gr28" draw:text-style-name="P3" draw:layer="layout" svg:x1="6.55cm" svg:y1="3.95cm" svg:x2="6.55cm" svg:y2="4.7cm">
          <text:p/>
        </draw:line>
        <draw:line draw:style-name="gr29" draw:text-style-name="P3" draw:layer="layout" svg:x1="7.15cm" svg:y1="5.4cm" svg:x2="7.9cm" svg:y2="5.4cm">
          <text:p/>
        </draw:line>
        <draw:line draw:style-name="gr28" draw:text-style-name="P3" draw:layer="layout" svg:x1="13.45cm" svg:y1="4.551cm" svg:x2="13.45cm" svg:y2="3.801cm">
          <text:p/>
        </draw:line>
        <draw:line draw:style-name="gr28" draw:text-style-name="P3" draw:layer="layout" svg:x1="13.75cm" svg:y1="5.1cm" svg:x2="14.5cm" svg:y2="5.1cm">
          <text:p/>
        </draw:line>
        <draw:line draw:style-name="gr28" draw:text-style-name="P3" draw:layer="layout" svg:x1="7.15cm" svg:y1="5.4cm" svg:x2="7.9cm" svg:y2="5.4cm">
          <text:p/>
        </draw:line>
        <draw:line draw:style-name="gr28" draw:text-style-name="P3" draw:layer="layout" svg:x1="17.55cm" svg:y1="4.552cm" svg:x2="17.55cm" svg:y2="3.802cm">
          <text:p/>
        </draw:line>
        <draw:line draw:style-name="gr28" draw:text-style-name="P3" draw:layer="layout" svg:x1="17.85cm" svg:y1="5.1cm" svg:x2="18.6cm" svg:y2="5.1cm">
          <text:p/>
        </draw:line>
        <draw:frame draw:style-name="gr16" draw:text-style-name="P11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11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11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11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11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11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" draw:text-style-name="P11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11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11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6" draw:text-style-name="P11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11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20" draw:text-style-name="P13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6" draw:text-style-name="P11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6" draw:text-style-name="P11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1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20" draw:text-style-name="P13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6" draw:text-style-name="P11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11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1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30" draw:text-style-name="P17" draw:layer="layout" svg:width="1.709cm" svg:height="0.727cm" svg:x="2.541cm" svg:y="8.5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30" draw:text-style-name="P18" draw:layer="layout" svg:width="1.709cm" svg:height="0.727cm" svg:x="2.551cm" svg:y="10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6" draw:text-style-name="P11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8" draw:text-style-name="P3" draw:layer="layout" svg:x1="6.55cm" svg:y1="3.95cm" svg:x2="6.55cm" svg:y2="4.7cm">
          <text:p/>
        </draw:line>
        <draw:line draw:style-name="gr27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6" draw:text-style-name="P11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11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7" draw:text-style-name="P3" draw:layer="layout" svg:x1="14.751cm" svg:y1="9.551cm" svg:x2="15.75cm" svg:y2="9.55cm">
          <text:p/>
        </draw:line>
        <draw:frame draw:style-name="gr31" draw:text-style-name="P16" draw:layer="layout" svg:width="6.691cm" svg:height="0.662cm" svg:x="14.351cm" svg:y="7.1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6" draw:text-style-name="P11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11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11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7" draw:text-style-name="P3" draw:layer="layout" svg:x1="16.5cm" svg:y1="10.55cm" svg:x2="14.751cm" svg:y2="10.551cm">
          <text:p/>
        </draw:line>
        <draw:custom-shape draw:style-name="gr20" draw:text-style-name="P13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6.15cm" svg:y1="11.6cm" svg:x2="16.15cm" svg:y2="10.1cm">
          <text:p/>
        </draw:line>
        <draw:frame draw:style-name="gr16" draw:text-style-name="P11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6" draw:text-style-name="P11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6" draw:text-style-name="P11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6" draw:text-style-name="P11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7" draw:text-style-name="P3" draw:layer="layout" svg:x1="15.75cm" svg:y1="11.75cm" svg:x2="15.75cm" svg:y2="9.5cm">
          <text:p/>
        </draw:line>
        <draw:line draw:style-name="gr28" draw:text-style-name="P3" draw:layer="layout" svg:x1="8.515cm" svg:y1="9.45cm" svg:x2="8.524cm" svg:y2="9.952cm">
          <text:p/>
        </draw:line>
        <draw:line draw:style-name="gr28" draw:text-style-name="P3" draw:layer="layout" svg:x1="14.95cm" svg:y1="9.65cm" svg:x2="14.95cm" svg:y2="10.4cm">
          <text:p/>
        </draw:line>
        <draw:line draw:style-name="gr28" draw:text-style-name="P3" draw:layer="layout" svg:x1="9.65cm" svg:y1="11.4cm" svg:x2="10.4cm" svg:y2="11.4cm">
          <text:p/>
        </draw:line>
        <draw:line draw:style-name="gr28" draw:text-style-name="P3" draw:layer="layout" svg:x1="15.75cm" svg:y1="11cm" svg:x2="16.25cm" svg:y2="11cm">
          <text:p/>
        </draw:line>
        <draw:frame draw:style-name="gr16" draw:text-style-name="P11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6" draw:text-style-name="P11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2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3" draw:text-style-name="P14" draw:layer="layout" svg:width="3.055cm" svg:height="0.683cm" draw:transform="rotate (-1.58824961931484) translate (1.685cm 22.527cm)">
          <draw:text-box>
            <text:p><text:span text:style-name="T7">Myndighetene </text:span></text:p>
          </draw:text-box>
        </draw:frame>
        <draw:line draw:style-name="gr34" draw:text-style-name="P3" draw:layer="layout" svg:x1="10.95cm" svg:y1="14cm" svg:x2="8.851cm" svg:y2="16.051cm">
          <text:p/>
        </draw:line>
        <draw:frame draw:style-name="gr35" draw:text-style-name="P19" draw:layer="layout" svg:width="3.275cm" svg:height="0.489cm" svg:x="2.251cm" svg:y="13.551cm">
          <draw:text-box>
            <text:p><text:span text:style-name="T11">Konsumentoverskudd (KO)</text:span></text:p>
          </draw:text-box>
        </draw:frame>
        <draw:line draw:style-name="gr36" draw:text-style-name="P3" draw:layer="layout" svg:x1="3.75cm" svg:y1="14cm" svg:x2="2.5cm" svg:y2="15.25cm">
          <text:p/>
        </draw:line>
        <draw:frame draw:style-name="gr37" draw:text-style-name="P19" draw:layer="layout" svg:width="2.568cm" svg:height="0.489cm" svg:x="3.852cm" svg:y="14.252cm">
          <draw:text-box>
            <text:p><text:span text:style-name="T11">Betalngsvillighet (B)</text:span></text:p>
          </draw:text-box>
        </draw:frame>
        <draw:line draw:style-name="gr34" draw:text-style-name="P3" draw:layer="layout" svg:x1="10.95cm" svg:y1="15.75cm" svg:x2="9.051cm" svg:y2="16.551cm">
          <text:p/>
        </draw:line>
        <draw:line draw:style-name="gr36" draw:text-style-name="P3" draw:layer="layout" svg:x1="5cm" svg:y1="14.75cm" svg:x2="3cm" svg:y2="16.5cm">
          <text:p/>
        </draw:line>
        <draw:line draw:style-name="gr36" draw:text-style-name="P3" draw:layer="layout" svg:x1="4.901cm" svg:y1="14.851cm" svg:x2="2.901cm" svg:y2="15.601cm">
          <text:p/>
        </draw:line>
        <draw:frame draw:style-name="gr38" draw:text-style-name="P19" draw:layer="layout" svg:width="2.454cm" svg:height="0.489cm" svg:x="9.953cm" svg:y="15.253cm">
          <draw:text-box>
            <text:p><text:span text:style-name="T11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6" draw:text-style-name="P11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6" draw:text-style-name="P11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6" draw:text-style-name="P11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6" draw:text-style-name="P11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6" draw:text-style-name="P11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6" draw:text-style-name="P11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20" draw:text-style-name="P13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6" draw:text-style-name="P11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6" draw:text-style-name="P11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7" draw:text-style-name="P3" draw:layer="layout" svg:x1="16.201cm" svg:y1="16.7cm" svg:x2="16.201cm" svg:y2="15.1cm">
          <text:p/>
        </draw:line>
        <draw:frame draw:style-name="gr16" draw:text-style-name="P11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6" draw:text-style-name="P11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9" draw:text-style-name="P19" draw:layer="layout" svg:width="3.156cm" svg:height="0.489cm" svg:x="9.252cm" svg:y="13.552cm">
          <draw:text-box>
            <text:p><text:span text:style-name="T11">Produsentoverskudd (KO)</text:span></text:p>
          </draw:text-box>
        </draw:frame>
        <draw:frame draw:style-name="gr38" draw:text-style-name="P19" draw:layer="layout" svg:width="2.454cm" svg:height="0.489cm" svg:x="14.953cm" svg:y="14.454cm">
          <draw:text-box>
            <text:p><text:span text:style-name="T11">KO</text:span></text:p>
          </draw:text-box>
        </draw:frame>
        <draw:frame draw:style-name="gr38" draw:text-style-name="P19" draw:layer="layout" svg:width="2.454cm" svg:height="0.489cm" svg:x="14.953cm" svg:y="15.455cm">
          <draw:text-box>
            <text:p><text:span text:style-name="T11">PO</text:span></text:p>
          </draw:text-box>
        </draw:frame>
        <draw:frame draw:style-name="gr16" draw:text-style-name="P11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6" draw:text-style-name="P11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40" draw:text-style-name="P13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3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1" draw:text-style-name="P13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8" draw:text-style-name="P19" draw:layer="layout" svg:width="2.454cm" svg:height="0.489cm" svg:x="8.953cm" svg:y="21.854cm">
          <draw:text-box>
            <text:p><text:span text:style-name="T11">Dødvektstap</text:span></text:p>
          </draw:text-box>
        </draw:frame>
        <draw:line draw:style-name="gr34" draw:text-style-name="P3" draw:layer="layout" svg:x1="9.75cm" svg:y1="22.25cm" svg:x2="9.301cm" svg:y2="23.381cm">
          <text:p/>
        </draw:line>
        <draw:line draw:style-name="gr34" draw:text-style-name="P3" draw:layer="layout" svg:x1="16.437cm" svg:y1="22.15cm" svg:x2="15.988cm" svg:y2="23.281cm">
          <text:p/>
        </draw:line>
        <draw:frame draw:style-name="gr38" draw:text-style-name="P19" draw:layer="layout" svg:width="2.454cm" svg:height="0.489cm" svg:x="15.453cm" svg:y="21.755cm">
          <draw:text-box>
            <text:p><text:span text:style-name="T11">Dødvektstap</text:span></text:p>
          </draw:text-box>
        </draw:frame>
        <draw:frame draw:style-name="gr38" draw:text-style-name="P19" draw:layer="layout" svg:width="2.454cm" svg:height="0.489cm" svg:x="4.853cm" svg:y="21.555cm">
          <draw:text-box>
            <text:p><text:span text:style-name="T11">Dødvektstap</text:span></text:p>
          </draw:text-box>
        </draw:frame>
        <draw:line draw:style-name="gr34" draw:text-style-name="P3" draw:layer="layout" svg:x1="5.95cm" svg:y1="22cm" svg:x2="3.488cm" svg:y2="23.381cm">
          <text:p/>
        </draw:line>
        <draw:frame draw:style-name="gr16" draw:text-style-name="P11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7" draw:text-style-name="P3" draw:layer="layout" svg:x1="15.75cm" svg:y1="11.65cm" svg:x2="15.75cm" svg:y2="9.6cm">
          <text:p/>
        </draw:line>
        <draw:custom-shape draw:style-name="gr20" draw:text-style-name="P13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8.25cm" svg:y1="9.4cm" svg:x2="9.75cm" svg:y2="9.4cm">
          <text:p/>
        </draw:line>
        <draw:frame draw:style-name="gr16" draw:text-style-name="P11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6" draw:text-style-name="P11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6" draw:text-style-name="P11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8" draw:text-style-name="P19" draw:layer="layout" svg:width="2.454cm" svg:height="0.489cm" svg:x="10.453cm" svg:y="15.654cm">
          <draw:text-box>
            <text:p><text:span text:style-name="T11">Salgsinntekt</text:span></text:p>
          </draw:text-box>
        </draw:frame>
        <draw:line draw:style-name="gr36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2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3" draw:text-style-name="P20" draw:layer="layout" svg:width="7.249cm" svg:height="1.109cm" svg:x="0.754cm" svg:y="0.356cm">
          <draw:text-box>
            <text:p><text:span text:style-name="T12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6" draw:text-style-name="P11" draw:layer="layout" svg:width="0.551cm" svg:height="0.47cm" svg:x="2.181cm" svg:y="13.264cm">
          <draw:object xlink:href="./Object 736" xlink:type="simple" xlink:show="embed" xlink:actuate="onLoad">
            <loext:p/>
          </draw:object>
          <draw:image xlink:href="./ObjectReplacements/Object 736" xlink:type="simple" xlink:show="embed" xlink:actuate="onLoad"/>
        </draw:frame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6" draw:text-style-name="P11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frame draw:style-name="gr16" draw:text-style-name="P11" draw:layer="layout" svg:width="0.974cm" svg:height="0.47cm" svg:x="2.48cm" svg:y="9.564cm">
          <draw:object xlink:href="./Object 738" xlink:type="simple" xlink:show="embed" xlink:actuate="onLoad">
            <loext:p/>
          </draw:object>
          <draw:image xlink:href="./ObjectReplacements/Object 738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6" draw:text-style-name="P11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6" draw:text-style-name="P11" draw:layer="layout" svg:width="0.974cm" svg:height="0.47cm" svg:x="9.68cm" svg:y="9.7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1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4" draw:text-style-name="P21" draw:layer="layout" svg:width="6.695cm" svg:height="1.199cm" svg:x="2.201cm" svg:y="8.202cm">
          <draw:text-box>
            <text:p><text:span text:style-name="T13">Produksjon (kort sikt)</text:span></text:p>
            <text:p><text:span text:style-name="T13">uten faste kostnader</text:span></text:p>
          </draw:text-box>
        </draw:frame>
        <draw:frame draw:style-name="gr45" draw:text-style-name="P21" draw:layer="layout" svg:width="6.691cm" svg:height="1.199cm" svg:x="9.602cm" svg:y="8.303cm">
          <draw:text-box>
            <text:p><text:span text:style-name="T13">Produksjon (kort sikt)</text:span></text:p>
            <text:p text:style-name="P22"><text:span text:style-name="T14">med faste kostnader</text:span><text:span text:style-name="T13">Tilbud</text:span></text:p>
          </draw:text-box>
        </draw:frame>
        <draw:frame draw:style-name="gr16" draw:text-style-name="P11" draw:layer="layout" svg:width="1.229cm" svg:height="0.542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6" draw:text-style-name="P11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6" draw:text-style-name="P11" draw:layer="layout" svg:width="1.229cm" svg:height="0.542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6" draw:text-style-name="P11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6" draw:text-style-name="P11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2" draw:text-style-name="P3" draw:layer="layout" svg:x1="4.875cm" svg:y1="12.3cm" svg:x2="4.875cm" svg:y2="13.701cm">
          <text:p/>
        </draw:line>
        <draw:line draw:style-name="gr3" draw:text-style-name="P3" draw:layer="layout" svg:x1="10.05cm" svg:y1="11.651cm" svg:x2="12.55cm" svg:y2="11.651cm">
          <text:p/>
        </draw:line>
        <draw:line draw:style-name="gr2" draw:text-style-name="P3" draw:layer="layout" svg:x1="12.45cm" svg:y1="12.051cm" svg:x2="12.4cm" svg:y2="13.901cm">
          <text:p/>
        </draw:lin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6" draw:text-style-name="P11" draw:layer="layout" svg:width="0.436cm" svg:height="0.47cm" svg:x="7.6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6" draw:text-style-name="P11" draw:layer="layout" svg:width="0.509cm" svg:height="0.47cm" svg:x="2.38cm" svg:y="19.7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6" draw:text-style-name="P21" draw:layer="layout" svg:width="8.308cm" svg:height="1.199cm" svg:x="2.201cm" svg:y="17.202cm">
          <draw:text-box>
            <text:p><text:span text:style-name="T13">Tilbudsfunksjonen fra en produsent </text:span></text:p>
            <text:p><text:span text:style-name="T13"/></text:p>
          </draw:text-box>
        </draw:frame>
        <draw:frame draw:style-name="gr16" draw:text-style-name="P11" draw:layer="layout" svg:width="1.945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6" draw:text-style-name="P11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6" draw:text-style-name="P11" draw:layer="layout" svg:width="0.572cm" svg:height="0.53cm" svg:x="4.384cm" svg:y="13.864cm">
          <draw:object xlink:href="./Object 793" xlink:type="simple" xlink:show="embed" xlink:actuate="onLoad">
            <loext:p/>
          </draw:object>
          <draw:image xlink:href="./ObjectReplacements/Object 793" xlink:type="simple" xlink:show="embed" xlink:actuate="onLoad"/>
        </draw:frame>
        <draw:frame draw:style-name="gr16" draw:text-style-name="P11" draw:layer="layout" svg:width="0.572cm" svg:height="0.53cm" svg:x="12.184cm" svg:y="14.064cm">
          <draw:object xlink:href="./Object 794" xlink:type="simple" xlink:show="embed" xlink:actuate="onLoad">
            <loext:p/>
          </draw:object>
          <draw:image xlink:href="./ObjectReplacements/Object 794" xlink:type="simple" xlink:show="embed" xlink:actuate="onLoad"/>
        </draw:frame>
        <draw:frame draw:style-name="gr16" draw:text-style-name="P11" draw:layer="layout" svg:width="0.602cm" svg:height="0.53cm" svg:x="9.184cm" svg:y="11.164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6" draw:text-style-name="P11" draw:layer="layout" svg:width="0.602cm" svg:height="0.53cm" svg:x="2.084cm" svg:y="11.964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6" draw:text-style-name="P11" draw:layer="layout" svg:width="1.178cm" svg:height="0.47cm" svg:x="7.299cm" svg:y="22.066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frame draw:style-name="gr16" draw:text-style-name="P11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6" draw:text-style-name="P11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6" draw:text-style-name="P11" draw:layer="layout" svg:width="0.593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frame draw:style-name="gr16" draw:text-style-name="P11" draw:layer="layout" svg:width="0.551cm" svg:height="0.47cm" svg:x="8.482cm" svg:y="23.564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line draw:style-name="gr12" draw:text-style-name="P3" draw:layer="layout" svg:x1="9.003cm" svg:y1="24.051cm" svg:x2="13.853cm" svg:y2="24.101cm">
          <text:p/>
        </draw:line>
        <draw:line draw:style-name="gr12" draw:text-style-name="P3" draw:layer="layout" svg:x1="9.009cm" svg:y1="24.055cm" svg:x2="9.003cm" svg:y2="20.351cm">
          <text:p/>
        </draw:line>
        <draw:frame draw:style-name="gr16" draw:text-style-name="P11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6" draw:text-style-name="P11" draw:layer="layout" svg:width="0.509cm" svg:height="0.47cm" svg:x="8.781cm" svg:y="19.8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5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5009810947471cm 23.001cm)" svg:viewBox="0 0 3448 2050" svg:d="M3448 0c-3691 0-3445 2050-3445 2050">
          <text:p/>
        </draw:path>
        <draw:frame draw:style-name="gr16" draw:text-style-name="P11" draw:layer="layout" svg:width="1.945cm" svg:height="0.542cm" svg:x="10.482cm" svg:y="20.4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6" draw:text-style-name="P11" draw:layer="layout" svg:width="0.509cm" svg:height="0.47cm" svg:x="12.483cm" svg:y="20.5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3" draw:text-style-name="P3" draw:layer="layout" svg:x1="9.001cm" svg:y1="22.451cm" svg:x2="13.35cm" svg:y2="22.501cm">
          <text:p/>
        </draw:line>
        <draw:line draw:style-name="gr2" draw:text-style-name="P3" draw:layer="layout" svg:x1="10.75cm" svg:y1="22.751cm" svg:x2="10.751cm" svg:y2="24.101cm">
          <text:p/>
        </draw:line>
        <draw:line draw:style-name="gr2" draw:text-style-name="P3" draw:layer="layout" svg:x1="11.501cm" svg:y1="21.601cm" svg:x2="11.501cm" svg:y2="24.051cm">
          <text:p/>
        </draw:line>
        <draw:frame draw:style-name="gr16" draw:text-style-name="P11" draw:layer="layout" svg:width="0.572cm" svg:height="0.53cm" svg:x="10.4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6" draw:text-style-name="P11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line draw:style-name="gr3" draw:text-style-name="P3" draw:layer="layout" svg:x1="9cm" svg:y1="21.503cm" svg:x2="11.502cm" svg:y2="21.5cm">
          <text:p/>
        </draw:line>
        <draw:frame draw:style-name="gr16" draw:text-style-name="P11" draw:layer="layout" svg:width="0.647cm" svg:height="0.53cm" svg:x="8.385cm" svg:y="22.3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6" draw:text-style-name="P11" draw:layer="layout" svg:width="0.593cm" svg:height="0.53cm" svg:x="8.385cm" svg:y="21.1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9cm" svg:y1="23.651cm" svg:x2="13.25cm" svg:y2="23.651cm">
          <text:p/>
        </draw:line>
        <draw:frame draw:style-name="gr16" draw:text-style-name="P11" draw:layer="layout" svg:width="0.504cm" svg:height="0.47cm" svg:x="13.483cm" svg:y="23.3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line draw:style-name="gr3" draw:text-style-name="P3" draw:layer="layout" svg:x1="9cm" svg:y1="22.779cm" svg:x2="10.751cm" svg:y2="22.776cm">
          <text:p/>
        </draw:line>
        <draw:frame draw:style-name="gr16" draw:text-style-name="P11" draw:layer="layout" svg:width="2.014cm" svg:height="0.513cm" svg:x="13.399cm" svg:y="22.266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line draw:style-name="gr3" draw:text-style-name="P3" draw:layer="layout" svg:x1="2.599cm" svg:y1="22.304cm" svg:x2="5cm" svg:y2="22.25cm">
          <text:p/>
        </draw:line>
        <draw:frame draw:style-name="gr47" draw:text-style-name="P15" draw:layer="layout" svg:width="3.122cm" svg:height="0.887cm" svg:x="2.295cm" svg:y="18.254cm">
          <draw:text-box>
            <text:p><text:span text:style-name="T8">Uten faste kostnader</text:span></text:p>
          </draw:text-box>
        </draw:frame>
        <draw:frame draw:style-name="gr48" draw:text-style-name="P15" draw:layer="layout" svg:width="4.57cm" svg:height="0.887cm" svg:x="8.795cm" svg:y="18.255cm">
          <draw:text-box>
            <text:p><text:span text:style-name="T8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6" draw:text-style-name="P11" draw:layer="layout" svg:width="0.551cm" svg:height="0.47cm" svg:x="7.6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6" draw:text-style-name="P11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3" draw:text-style-name="P20" draw:layer="layout" svg:width="7.249cm" svg:height="1.109cm" svg:x="0.754cm" svg:y="0.256cm">
          <draw:text-box>
            <text:p><text:span text:style-name="T12">Produksjonsteori på kort sikt</text:span></text:p>
          </draw:text-box>
        </draw:frame>
        <draw:frame draw:style-name="gr16" draw:text-style-name="P11" draw:layer="layout" svg:width="0.496cm" svg:height="0.47cm" svg:x="2.38cm" svg:y="2.4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6" draw:text-style-name="P11" draw:layer="layout" svg:width="0.974cm" svg:height="0.47cm" svg:x="2.48cm" svg:y="9.5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4" draw:text-style-name="P21" draw:layer="layout" svg:width="6.695cm" svg:height="1.199cm" svg:x="2.202cm" svg:y="1.903cm">
          <draw:text-box>
            <text:p><text:span text:style-name="T13">Produktfunksjonen</text:span></text:p>
          </draw:text-box>
        </draw:frame>
        <draw:frame draw:style-name="gr16" draw:text-style-name="P11" draw:layer="layout" svg:width="0.436cm" svg:height="0.47cm" svg:x="14.98cm" svg:y="6.6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6" draw:text-style-name="P11" draw:layer="layout" svg:width="0.5cm" svg:height="0.47cm" svg:x="9.68cm" svg:y="2.4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6" draw:text-style-name="P11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6" draw:text-style-name="P11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9" draw:text-style-name="P21" draw:layer="layout" svg:width="2.293cm" svg:height="0.725cm" svg:x="9.6cm" svg:y="1.901cm">
          <draw:text-box>
            <text:p><text:span text:style-name="T13">Inntekter</text:span></text:p>
          </draw:text-box>
        </draw:frame>
        <draw:frame draw:style-name="gr50" draw:text-style-name="P23" draw:layer="layout" svg:width="6.49cm" svg:height="1.054cm" draw:transform="rotate (-1.58824961931484) translate (1.909cm 2.463cm)">
          <draw:text-box>
            <text:p><text:span text:style-name="T13">Teknologiske forhold</text:span></text:p>
          </draw:text-box>
        </draw:frame>
        <draw:frame draw:style-name="gr50" draw:text-style-name="P23" draw:layer="layout" svg:width="6.49cm" svg:height="1.054cm" draw:transform="rotate (-1.58824961931484) translate (1.709cm 9.663cm)">
          <draw:text-box>
            <text:p><text:span text:style-name="T13">Kostnader</text:span></text:p>
          </draw:text-box>
        </draw:frame>
        <draw:frame draw:style-name="gr51" draw:text-style-name="P23" draw:layer="layout" svg:width="6.49cm" svg:height="1.199cm" draw:transform="rotate (-1.58824961931484) translate (1.909cm 19.063cm)">
          <draw:text-box>
            <text:p><text:span text:style-name="T13">Tilpasningen i markedet</text:span></text:p>
            <text:p><text:span text:style-name="T13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6" draw:text-style-name="P11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6" draw:text-style-name="P11" draw:layer="layout" svg:width="2.249cm" svg:height="0.513cm" svg:x="14.608cm" svg:y="19.7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6" draw:text-style-name="P11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6" draw:text-style-name="P11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2" draw:text-style-name="P21" draw:layer="layout" svg:width="6.691cm" svg:height="1.673cm" svg:x="14.903cm" svg:y="17.103cm">
          <draw:text-box>
            <text:p><text:span text:style-name="T13">Etterspørselen etter </text:span></text:p>
            <text:p><text:span text:style-name="T13">arbeidskraft</text:span></text:p>
            <text:p><text:span text:style-name="T13"><text:s/></text:span></text:p>
          </draw:text-box>
        </draw:frame>
        <draw:custom-shape draw:style-name="gr20" draw:text-style-name="P13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line draw:style-name="gr3" draw:text-style-name="P3" draw:layer="layout" svg:x1="2.749cm" svg:y1="12.187cm" svg:x2="4.851cm" svg:y2="12.215cm">
          <text:p/>
        </draw:line>
        <draw:frame draw:style-name="gr16" draw:text-style-name="P11" draw:layer="layout" svg:width="0.647cm" svg:height="0.53cm" svg:x="1.8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3" draw:text-style-name="P20" draw:layer="layout" svg:width="7.249cm" svg:height="1.109cm" svg:x="0.754cm" svg:y="0.257cm">
          <draw:text-box>
            <text:p><text:span text:style-name="T12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6" draw:text-style-name="P11" draw:layer="layout" svg:width="0.551cm" svg:height="0.47cm" svg:x="17.0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6" draw:text-style-name="P11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3" draw:text-style-name="P21" draw:layer="layout" svg:width="9.05cm" svg:height="1.012cm" svg:x="1.175cm" svg:y="8.9cm">
          <draw:text-box>
            <text:p><text:span text:style-name="T13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6" draw:text-style-name="P11" draw:layer="layout" svg:width="0.551cm" svg:height="0.47cm" svg:x="16.9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6" draw:text-style-name="P11" draw:layer="layout" svg:width="0.551cm" svg:height="0.47cm" svg:x="11.754cm" svg:y="16.0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6" draw:text-style-name="P11" draw:layer="layout" svg:width="0.551cm" svg:height="0.47cm" svg:x="17.0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6" draw:text-style-name="P11" draw:layer="layout" svg:width="0.551cm" svg:height="0.47cm" svg:x="11.754cm" svg:y="21.3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275cm" svg:y1="14.35cm" svg:x2="6.125cm" svg:y2="14.4cm">
          <text:p/>
        </draw:line>
        <draw:line draw:style-name="gr12" draw:text-style-name="P3" draw:layer="layout" svg:x1="1.281cm" svg:y1="14.354cm" svg:x2="1.275cm" svg:y2="10.65cm">
          <text:p/>
        </draw:line>
        <draw:frame draw:style-name="gr16" draw:text-style-name="P11" draw:layer="layout" svg:width="0.551cm" svg:height="0.47cm" svg:x="6.3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2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25cm 13.7cm)" svg:viewBox="0 0 1998 2150" svg:d="M0 0c2139 0 1996 2150 1996 2150">
          <text:p/>
        </draw:path>
        <draw:line draw:style-name="gr12" draw:text-style-name="P3" draw:layer="layout" svg:x1="1.276cm" svg:y1="20.45cm" svg:x2="6.126cm" svg:y2="20.5cm">
          <text:p/>
        </draw:line>
        <draw:line draw:style-name="gr12" draw:text-style-name="P3" draw:layer="layout" svg:x1="1.282cm" svg:y1="20.454cm" svg:x2="1.276cm" svg:y2="16.75cm">
          <text:p/>
        </draw:line>
        <draw:frame draw:style-name="gr16" draw:text-style-name="P11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6" draw:text-style-name="P11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1.775cm" svg:y1="17.1cm" svg:x2="5.0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278cm" svg:y1="6.45cm" svg:x2="6.128cm" svg:y2="6.5cm">
          <text:p/>
        </draw:line>
        <draw:line draw:style-name="gr12" draw:text-style-name="P3" draw:layer="layout" svg:x1="1.284cm" svg:y1="6.454cm" svg:x2="1.278cm" svg:y2="2.75cm">
          <text:p/>
        </draw:line>
        <draw:frame draw:style-name="gr16" draw:text-style-name="P11" draw:layer="layout" svg:width="0.551cm" svg:height="0.47cm" svg:x="6.3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6" draw:text-style-name="P11" draw:layer="layout" svg:width="0.551cm" svg:height="0.47cm" svg:x="19.5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6" draw:text-style-name="P11" draw:layer="layout" svg:width="0.551cm" svg:height="0.47cm" svg:x="14.256cm" svg:y="2.2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8.228cm 5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28cm 5.8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28cm 4.5cm)" svg:viewBox="0 0 1998 2150" svg:d="M0 0c2139 0 1996 2150 1996 2150">
          <text:p/>
        </draw:path>
        <draw:path draw:style-name="gr3" draw:text-style-name="P3" draw:layer="layout" svg:width="3cm" svg:height="2.999cm" svg:x="1.326cm" svg:y="3.4cm" svg:viewBox="0 0 3001 3000" svg:d="M3001 0c-3212 0-2998 3000-2998 3000">
          <text:p/>
        </draw:path>
        <draw:frame draw:style-name="gr54" draw:text-style-name="P15" draw:layer="layout" svg:width="3.389cm" svg:height="0.569cm" svg:x="17.186cm" svg:y="2.631cm">
          <draw:text-box>
            <text:p><text:span text:style-name="T8">Isokvanter (nivåkurver)</text:span></text:p>
          </draw:text-box>
        </draw:frame>
        <draw:frame draw:style-name="gr16" draw:text-style-name="P11" draw:layer="layout" svg:width="1.228cm" svg:height="0.47cm" svg:x="17.357cm" svg:y="5.5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6" draw:text-style-name="P11" draw:layer="layout" svg:width="1.232cm" svg:height="0.47cm" svg:x="18.357cm" svg:y="4.8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6" draw:text-style-name="P11" draw:layer="layout" svg:width="1.232cm" svg:height="0.47cm" svg:x="19.057cm" svg:y="4.2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6" draw:text-style-name="P11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6" draw:text-style-name="P11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6" draw:text-style-name="P11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6" draw:text-style-name="P11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6" draw:text-style-name="P11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6" draw:text-style-name="P11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6" draw:text-style-name="P11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6" draw:text-style-name="P11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6" draw:text-style-name="P11" draw:layer="layout" svg:width="1.228cm" svg:height="0.47cm" svg:x="3.9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6" draw:text-style-name="P11" draw:layer="layout" svg:width="1.228cm" svg:height="0.47cm" svg:x="4.7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6" draw:text-style-name="P11" draw:layer="layout" svg:width="1.232cm" svg:height="0.47cm" svg:x="4.157cm" svg:y="11.6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6" draw:text-style-name="P11" draw:layer="layout" svg:width="1.232cm" svg:height="0.47cm" svg:x="4.9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575cm" svg:y1="18.2cm" svg:x2="3.7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6" draw:text-style-name="P11" draw:layer="layout" svg:width="0.551cm" svg:height="0.47cm" svg:x="13.1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6" draw:text-style-name="P11" draw:layer="layout" svg:width="0.436cm" svg:height="0.47cm" svg:x="7.857cm" svg:y="2.2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20" draw:text-style-name="P13" draw:layer="layout" svg:width="0.25cm" svg:height="0.25cm" svg:x="1.9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2.4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3.4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775cm" svg:y1="12.4cm" svg:x2="3.375cm" svg:y2="14cm">
          <text:p/>
        </draw:line>
        <draw:line draw:style-name="gr3" draw:text-style-name="P3" draw:layer="layout" svg:x1="1.875cm" svg:y1="11.2cm" svg:x2="2.275cm" svg:y2="13.25cm">
          <text:p/>
        </draw:line>
        <draw:line draw:style-name="gr3" draw:text-style-name="P3" draw:layer="layout" svg:x1="2.275cm" svg:y1="13.4cm" svg:x2="4.725cm" svg:y2="13.8cm">
          <text:p/>
        </draw:line>
        <draw:frame draw:style-name="gr55" draw:text-style-name="P15" draw:layer="layout" svg:width="2.022cm" svg:height="0.887cm" svg:x="17.47cm" svg:y="21.9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55" draw:text-style-name="P15" draw:layer="layout" svg:width="2.022cm" svg:height="0.887cm" svg:x="17.57cm" svg:y="16.7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55" draw:text-style-name="P15" draw:layer="layout" svg:width="2.022cm" svg:height="0.887cm" svg:x="17.57cm" svg:y="11.0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56" draw:text-style-name="P12" draw:layer="layout" svg:width="3.084cm" svg:height="1.318cm" svg:x="3.725cm" svg:y="13.15cm">
          <draw:text-box>
            <text:p><text:span text:style-name="T15">MTSB</text:span><text:span text:style-name="T6"> </text:span></text:p>
            <text:p><text:span text:style-name="T16"/></text:p>
          </draw:text-box>
        </draw:frame>
        <draw:frame draw:style-name="gr16" draw:text-style-name="P11" draw:layer="layout" svg:width="0.551cm" svg:height="0.47cm" svg:x="11.654cm" svg:y="10.1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7" draw:text-style-name="P15" draw:layer="layout" svg:width="3.47cm" svg:height="1.205cm" svg:x="7.27cm" svg:y="11.053cm">
          <draw:text-box>
            <text:p><text:span text:style-name="T8">Normale </text:span></text:p>
            <text:p><text:span text:style-name="T8">substitusjonsmuligheter</text:span></text:p>
            <text:p><text:span text:style-name="T8"/></text:p>
          </draw:text-box>
        </draw:frame>
        <draw:frame draw:style-name="gr57" draw:text-style-name="P15" draw:layer="layout" svg:width="3.47cm" svg:height="1.205cm" svg:x="7.27cm" svg:y="16.754cm">
          <draw:text-box>
            <text:p><text:span text:style-name="T8">Perfekte</text:span></text:p>
            <text:p text:style-name="P22"><text:span text:style-name="T8">substitusjonsmuligheter</text:span></text:p>
            <text:p text:style-name="P22"><text:span text:style-name="T8"/></text:p>
          </draw:text-box>
        </draw:frame>
        <draw:frame draw:style-name="gr58" draw:text-style-name="P15" draw:layer="layout" svg:width="3.47cm" svg:height="1.523cm" svg:x="7.17cm" svg:y="21.955cm">
          <draw:text-box>
            <text:p><text:span text:style-name="T8">Ingen</text:span></text:p>
            <text:p text:style-name="P22"><text:span text:style-name="T8">substitusjonsmuligheter</text:span></text:p>
            <text:p text:style-name="P22"><text:span text:style-name="T8"/></text:p>
            <text:p><text:span text:style-name="T8"/></text:p>
          </draw:text-box>
        </draw:frame>
        <draw:frame draw:style-name="gr53" draw:text-style-name="P21" draw:layer="layout" svg:width="9.05cm" svg:height="1.012cm" svg:x="11.675cm" svg:y="8.9cm">
          <draw:text-box>
            <text:p><text:span text:style-name="T13">Skalaegenskaper</text:span></text:p>
          </draw:text-box>
        </draw:frame>
        <draw:frame draw:style-name="gr16" draw:text-style-name="P11" draw:layer="layout" svg:width="0.436cm" svg:height="0.47cm" svg:x="0.857cm" svg:y="2.2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6" draw:text-style-name="P11" draw:layer="layout" svg:width="0.551cm" svg:height="0.47cm" svg:x="7.1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6" draw:text-style-name="P11" draw:layer="layout" svg:width="0.551cm" svg:height="0.47cm" svg:x="1.881cm" svg:y="6.5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353cm 10.3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6" draw:text-style-name="P11" draw:layer="layout" svg:width="0.551cm" svg:height="0.47cm" svg:x="8.181cm" svg:y="6.6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6" draw:text-style-name="P11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6" draw:text-style-name="P11" draw:layer="layout" svg:width="0.509cm" svg:height="0.47cm" svg:x="10.282cm" svg:y="18.0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6" draw:text-style-name="P11" draw:layer="layout" svg:width="0.551cm" svg:height="0.47cm" svg:x="9.2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1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cm" svg:y1="8.3cm" svg:x2="4cm" svg:y2="11.5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1cm" svg:y1="9.7cm" svg:x2="3.1cm" svg:y2="9.7cm">
          <text:p/>
        </draw:line>
        <draw:frame draw:style-name="gr59" draw:text-style-name="P25" draw:layer="layout" svg:width="1.793cm" svg:height="0.645cm" svg:x="2.9cm" svg:y="8cm">
          <draw:text-box>
            <text:p><text:span text:style-name="T17">isokvant</text:span></text:p>
          </draw:text-box>
        </draw:frame>
        <draw:frame draw:style-name="gr60" draw:text-style-name="P16" draw:layer="layout" svg:width="1.649cm" svg:height="0.662cm" svg:x="4.05cm" svg:y="10.25cm">
          <draw:text-box>
            <text:p><text:span text:style-name="T9">isokost</text:span></text:p>
          </draw:text-box>
        </draw:frame>
        <draw:frame draw:style-name="gr16" draw:text-style-name="P11" draw:layer="layout" svg:width="0.565cm" svg:height="0.53cm" svg:x="1.582cm" svg:y="8.3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6" draw:text-style-name="P11" draw:layer="layout" svg:width="0.56cm" svg:height="0.53cm" svg:x="2.782cm" svg:y="10.963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6" draw:text-style-name="P26" draw:layer="layout" svg:width="0.724cm" svg:height="1.061cm" svg:x="1.484cm" svg:y="6.9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6" draw:text-style-name="P11" draw:layer="layout" svg:width="0.56cm" svg:height="0.53cm" svg:x="9.383cm" svg:y="10.9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6" draw:text-style-name="P11" draw:layer="layout" svg:width="0.551cm" svg:height="0.53cm" svg:x="9.984cm" svg:y="10.9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6" draw:text-style-name="P11" draw:layer="layout" svg:width="0.565cm" svg:height="0.53cm" svg:x="7.682cm" svg:y="9.1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6" draw:text-style-name="P11" draw:layer="layout" svg:width="0.556cm" svg:height="0.53cm" svg:x="7.64cm" svg:y="8.7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20" draw:text-style-name="P13" draw:layer="layout" svg:width="0.25cm" svg:height="0.25cm" svg:x="2.75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0.0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5cm" svg:y1="9.2cm" svg:x2="10.2cm" svg:y2="10.85cm">
          <text:p/>
        </draw:line>
        <draw:line draw:style-name="gr2" draw:text-style-name="P3" draw:layer="layout" svg:x1="8.4cm" svg:y1="9.3cm" svg:x2="9.6cm" svg:y2="9.3cm">
          <text:p/>
        </draw:line>
        <draw:line draw:style-name="gr2" draw:text-style-name="P3" draw:layer="layout" svg:x1="8.35cm" svg:y1="9.05cm" svg:x2="10.15cm" svg:y2="9.0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20" draw:text-style-name="P13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6cm" svg:height="0.513cm" svg:x="14.484cm" svg:y="20.4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6" draw:text-style-name="P11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6" draw:text-style-name="P11" draw:layer="layout" svg:width="5.509cm" svg:height="0.513cm" svg:x="14.8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1" draw:text-style-name="P27" draw:layer="layout" svg:width="2.119cm" svg:height="0.526cm" svg:x="4.301cm" svg:y="19.801cm">
          <draw:text-box>
            <text:p><text:span text:style-name="T18">Substitumalen</text:span></text:p>
          </draw:text-box>
        </draw:frame>
        <draw:custom-shape draw:style-name="gr20" draw:text-style-name="P13" draw:layer="layout" svg:width="0.25cm" svg:height="0.25cm" svg:x="2.25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51cm" svg:height="0.47cm" svg:x="20.1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6" draw:text-style-name="P11" draw:layer="layout" svg:width="0.551cm" svg:height="0.47cm" svg:x="14.981cm" svg:y="6.6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853cm 10.3cm)" svg:viewBox="0 0 1998 2150" svg:d="M0 0c2139 0 1996 2150 1996 2150">
          <text:p/>
        </draw:path>
        <draw:frame draw:style-name="gr16" draw:text-style-name="P11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6" draw:text-style-name="P11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6" draw:text-style-name="P11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6" draw:text-style-name="P11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20" draw:text-style-name="P13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1cm" svg:y1="10.15cm" svg:x2="17.1cm" svg:y2="10.15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20" draw:text-style-name="P13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20" draw:text-style-name="P13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2" draw:text-style-name="P28" draw:layer="layout" svg:width="4.075cm" svg:height="0.683cm" svg:x="10.95cm" svg:y="17.9cm">
          <draw:text-box>
            <text:p><text:span text:style-name="T7">Kostnader (lang sikt)</text:span></text:p>
          </draw:text-box>
        </draw:frame>
        <draw:frame draw:style-name="gr16" draw:text-style-name="P11" draw:layer="layout" svg:width="0.551cm" svg:height="0.47cm" svg:x="2.284cm" svg:y="17.1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3" draw:text-style-name="P29" draw:layer="layout" svg:width="6.331cm" svg:height="0.683cm" svg:x="1.851cm" svg:y="5.501cm">
          <draw:text-box>
            <text:p><text:span text:style-name="T19">Kostnadsminimering (lang sikt)</text:span></text:p>
          </draw:text-box>
        </draw:frame>
        <draw:frame draw:style-name="gr64" draw:text-style-name="P30" draw:layer="layout" svg:width="4.045cm" svg:height="0.662cm" svg:x="8.15cm" svg:y="5.55cm">
          <draw:text-box>
            <text:p><text:span text:style-name="T20">- Billigere arbeidskraft</text:span></text:p>
          </draw:text-box>
        </draw:frame>
        <draw:frame draw:style-name="gr65" draw:text-style-name="P30" draw:layer="layout" svg:width="4.376cm" svg:height="0.662cm" svg:x="14.95cm" svg:y="5.65cm">
          <draw:text-box>
            <text:p><text:span text:style-name="T20">- Billigere kapital</text:span></text:p>
          </draw:text-box>
        </draw:frame>
        <draw:frame draw:style-name="gr16" draw:text-style-name="P26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6" draw:text-style-name="P26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6" draw:text-style-name="P26" draw:layer="layout" svg:width="0.724cm" svg:height="1.063cm" svg:x="1.885cm" svg:y="21.2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6" draw:text-style-name="P26" draw:layer="layout" svg:width="0.715cm" svg:height="1.063cm" svg:x="1.785cm" svg:y="19.4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6" draw:text-style-name="P26" draw:layer="layout" svg:width="0.719cm" svg:height="1.063cm" svg:x="1.786cm" svg:y="17.9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6" draw:text-style-name="P31" draw:layer="layout" svg:width="9.341cm" svg:height="1.275cm" svg:x="10.1cm" svg:y="16.05cm">
          <draw:text-box>
            <text:p><text:span text:style-name="T21">Kostnadsfunksjonen for ulike antagelser</text:span></text:p>
            <text:p><text:span text:style-name="T21">om skalautbytte</text:span></text:p>
          </draw:text-box>
        </draw:frame>
        <draw:frame draw:style-name="gr67" draw:text-style-name="P21" draw:layer="layout" svg:width="4.718cm" svg:height="1.199cm" svg:x="2.2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3cm" svg:y1="9.5cm" svg:x2="2.9cm" svg:y2="10.8cm">
          <text:p/>
        </draw:line>
        <draw:frame draw:style-name="gr16" draw:text-style-name="P26" draw:layer="layout" svg:width="0.724cm" svg:height="1.061cm" svg:x="3.785cm" svg:y="14.965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6" draw:text-style-name="P26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6" draw:text-style-name="P26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6" draw:text-style-name="P11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6" draw:text-style-name="P11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6" draw:text-style-name="P11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6" draw:text-style-name="P11" draw:layer="layout" svg:width="2.057cm" svg:height="1.003cm" svg:x="4.522cm" svg:y="8.5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3" draw:text-style-name="P20" draw:layer="layout" svg:width="7.249cm" svg:height="1.109cm" svg:x="0.755cm" svg:y="0.258cm">
          <draw:text-box>
            <text:p><text:span text:style-name="T12">Produksjonsteori på lang s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8" draw:text-style-name="P32" draw:layer="layout" svg:width="11.691cm" svg:height="1.673cm" svg:x="0.85cm" svg:y="0.85cm">
          <draw:text-box>
            <text:p><text:span text:style-name="T22">Konsumenter: Gruppe av individer med samme preferanser</text:span></text:p>
            <text:p><text:span text:style-name="T23"/></text:p>
          </draw:text-box>
        </draw:frame>
        <draw:frame draw:style-name="gr16" draw:text-style-name="P11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6" draw:text-style-name="P11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6" draw:text-style-name="P11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6" draw:text-style-name="P11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6" draw:text-style-name="P11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6" draw:text-style-name="P11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6" draw:text-style-name="P11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6" draw:text-style-name="P11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6" draw:text-style-name="P11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6" draw:text-style-name="P11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6" draw:text-style-name="P11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6" draw:text-style-name="P11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6" draw:text-style-name="P11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6" draw:text-style-name="P11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6" draw:text-style-name="P11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6" draw:text-style-name="P11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6" draw:text-style-name="P11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6" draw:text-style-name="P11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6" draw:text-style-name="P11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6" draw:text-style-name="P11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6" draw:text-style-name="P11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9" draw:text-style-name="P21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4" draw:text-style-name="P21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4" draw:text-style-name="P21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6" draw:text-style-name="P11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4" draw:text-style-name="P21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4" draw:text-style-name="P21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6" draw:text-style-name="P11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6" draw:text-style-name="P11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6" draw:text-style-name="P11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4" draw:text-style-name="P21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70" draw:text-style-name="P21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4" draw:text-style-name="P21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6" draw:text-style-name="P11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6" draw:text-style-name="P11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6" draw:text-style-name="P11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20" draw:text-style-name="P13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3" draw:layer="layout" svg:x1="2cm" svg:y1="18.75cm" svg:x2="5cm" svg:y2="16cm">
          <text:p/>
        </draw:line>
        <draw:frame draw:style-name="gr16" draw:text-style-name="P11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6" draw:text-style-name="P11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2" draw:text-style-name="P3" draw:layer="layout" svg:x1="14.5cm" svg:y1="17.7cm" svg:x2="16cm" svg:y2="17.75cm">
          <text:p/>
        </draw:line>
        <draw:line draw:style-name="gr72" draw:text-style-name="P3" draw:layer="layout" svg:x1="16cm" svg:y1="17.65cm" svg:x2="16cm" svg:y2="19.75cm">
          <text:p/>
        </draw:line>
        <draw:line draw:style-name="gr72" draw:text-style-name="P3" draw:layer="layout" svg:x1="16cm" svg:y1="17.65cm" svg:x2="16cm" svg:y2="19.75cm">
          <text:p/>
        </draw:line>
        <draw:custom-shape draw:style-name="gr20" draw:text-style-name="P13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6" draw:text-style-name="P12" draw:layer="layout" svg:width="3.084cm" svg:height="1.318cm" svg:x="15.95cm" svg:y="11.25cm">
          <draw:text-box>
            <text:p><text:span text:style-name="T15">MSB</text:span><text:span text:style-name="T6"> </text:span></text:p>
            <text:p><text:span text:style-name="T16"/></text:p>
          </draw:text-box>
        </draw:frame>
        <draw:frame draw:style-name="gr73" draw:text-style-name="P15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6" draw:text-style-name="P33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6" draw:text-style-name="P33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6" draw:text-style-name="P33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6" draw:text-style-name="P33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6" draw:text-style-name="P11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6" draw:text-style-name="P11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6" draw:text-style-name="P11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6" draw:text-style-name="P11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4" draw:text-style-name="P15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54" draw:text-style-name="P15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6" draw:text-style-name="P11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6" draw:text-style-name="P11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6" draw:text-style-name="P11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6" draw:text-style-name="P11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6" draw:text-style-name="P11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6" draw:text-style-name="P11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6" draw:text-style-name="P33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6" draw:text-style-name="P33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6" draw:text-style-name="P33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6" draw:text-style-name="P33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6" draw:text-style-name="P33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6" draw:text-style-name="P33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4" draw:text-style-name="P20" draw:layer="layout" svg:width="12.495cm" svg:height="1.275cm" svg:x="0.755cm" svg:y="0.257cm">
          <draw:text-box>
            <text:p><text:span text:style-name="T12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6" draw:text-style-name="P11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6" draw:text-style-name="P11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6" draw:text-style-name="P11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6" draw:text-style-name="P11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6" draw:text-style-name="P11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6" draw:text-style-name="P11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6" draw:text-style-name="P11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6" draw:text-style-name="P11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6" draw:text-style-name="P11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6" draw:text-style-name="P11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6" draw:text-style-name="P11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6" draw:text-style-name="P11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6" draw:text-style-name="P11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6" draw:text-style-name="P11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6" draw:text-style-name="P11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6" draw:text-style-name="P11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6" draw:text-style-name="P11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6" draw:text-style-name="P11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6" draw:text-style-name="P11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6" draw:text-style-name="P11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4" draw:text-style-name="P21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4" draw:text-style-name="P21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4" draw:text-style-name="P21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75" draw:text-style-name="P21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4" draw:text-style-name="P21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4" draw:text-style-name="P21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4" draw:text-style-name="P21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20" draw:text-style-name="P13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6" draw:text-style-name="P11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6" draw:text-style-name="P11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4" draw:text-style-name="P15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54" draw:text-style-name="P15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54" draw:text-style-name="P15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6" draw:text-style-name="P11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6" draw:text-style-name="P11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76" draw:text-style-name="P15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76" draw:text-style-name="P15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4" draw:text-style-name="P15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54" draw:text-style-name="P15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6" draw:text-style-name="P11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6" draw:text-style-name="P11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76" draw:text-style-name="P15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76" draw:text-style-name="P15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6" draw:text-style-name="P11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76" draw:text-style-name="P15" draw:layer="layout" svg:width="3.389cm" svg:height="0.887cm" svg:x="17.8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76" draw:text-style-name="P15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20" draw:text-style-name="P13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6" draw:text-style-name="P11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6" draw:text-style-name="P11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6" draw:text-style-name="P11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6" draw:text-style-name="P11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6" draw:text-style-name="P11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20" draw:text-style-name="P13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3" draw:layer="layout" svg:x1="15cm" svg:y1="7.251cm" svg:x2="18cm" svg:y2="4.501cm">
          <text:p/>
        </draw:line>
        <draw:frame draw:style-name="gr77" draw:text-style-name="P15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6" draw:text-style-name="P11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6" draw:text-style-name="P11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6" draw:text-style-name="P11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6" draw:text-style-name="P11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20" draw:text-style-name="P13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2.25cm" svg:y1="6.5cm" svg:x2="2.25cm" svg:y2="8.15cm">
          <text:p/>
        </draw:line>
        <draw:frame draw:style-name="gr16" draw:text-style-name="P11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6" draw:text-style-name="P11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6" draw:text-style-name="P11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6" draw:text-style-name="P11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8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20" draw:text-style-name="P13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6" draw:text-style-name="P11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6" draw:text-style-name="P11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9" draw:text-style-name="P3" draw:layer="layout" svg:x1="15.5cm" svg:y1="6.25cm" svg:x2="15.45cm" svg:y2="5.55cm">
          <text:p/>
        </draw:line>
        <draw:line draw:style-name="gr80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6" draw:text-style-name="P11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6" draw:text-style-name="P11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15cm" svg:y1="15.2cm" svg:x2="6.9cm" svg:y2="19.95cm">
          <text:p/>
        </draw:line>
        <draw:line draw:style-name="gr2" draw:text-style-name="P3" draw:layer="layout" svg:x1="4.45cm" svg:y1="15.5cm" svg:x2="5.45cm" svg:y2="20.25cm">
          <text:p/>
        </draw:line>
        <draw:custom-shape draw:style-name="gr20" draw:text-style-name="P13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20" draw:text-style-name="P13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6" draw:text-style-name="P11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6" draw:text-style-name="P11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6" draw:text-style-name="P11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20" draw:text-style-name="P13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6" draw:text-style-name="P11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6" draw:text-style-name="P11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6" draw:text-style-name="P11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20" draw:text-style-name="P13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2.251cm" svg:y1="6.501cm" svg:x2="2.251cm" svg:y2="8.151cm">
          <text:p/>
        </draw:line>
        <draw:frame draw:style-name="gr16" draw:text-style-name="P11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6" draw:text-style-name="P11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6" draw:text-style-name="P11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8" draw:text-style-name="P3" draw:layer="layout" svg:x1="3.351cm" svg:y1="6.601cm" svg:x2="2.351cm" svg:y2="6.601cm">
          <text:p/>
        </draw:line>
        <draw:frame draw:style-name="gr16" draw:text-style-name="P11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6" draw:text-style-name="P11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20" draw:text-style-name="P13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5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77" draw:text-style-name="P15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77" draw:text-style-name="P15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77" draw:text-style-name="P15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81" draw:text-style-name="P3" draw:layer="layout" svg:x1="6.75cm" svg:y1="17.75cm" svg:x2="6cm" svg:y2="16.75cm">
          <text:p/>
        </draw:line>
        <draw:line draw:style-name="gr82" draw:text-style-name="P3" draw:layer="layout" svg:x1="5.25cm" svg:y1="17.5cm" svg:x2="5.05cm" svg:y2="18.1cm">
          <text:p/>
        </draw:line>
        <draw:frame draw:style-name="gr77" draw:text-style-name="P15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77" draw:text-style-name="P15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6" draw:text-style-name="P11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6" draw:text-style-name="P11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6" draw:text-style-name="P11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6" draw:text-style-name="P11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20" draw:text-style-name="P13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6" draw:text-style-name="P11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6" draw:text-style-name="P11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3" draw:text-style-name="P34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4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85" draw:text-style-name="P15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86" draw:text-style-name="P3" draw:layer="layout" svg:x1="7.5cm" svg:y1="22.75cm" svg:x2="6cm" svg:y2="23.75cm">
          <text:p/>
        </draw:line>
        <draw:frame draw:style-name="gr77" draw:text-style-name="P15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87" draw:text-style-name="P3" draw:layer="layout" svg:x1="16.25cm" svg:y1="20.25cm" svg:x2="11.5cm" svg:y2="20.25cm">
          <text:p/>
        </draw:line>
        <draw:frame draw:style-name="gr16" draw:text-style-name="P11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6" draw:text-style-name="P11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6" draw:text-style-name="P11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6" draw:text-style-name="P11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20" draw:text-style-name="P13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20" draw:text-style-name="P13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20" draw:text-style-name="P13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6" draw:text-style-name="P11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20" draw:text-style-name="P13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5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77" draw:text-style-name="P15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77" draw:text-style-name="P15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77" draw:text-style-name="P15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77" draw:text-style-name="P15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88" draw:text-style-name="P15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20" draw:text-style-name="P13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5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77" draw:text-style-name="P15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77" draw:text-style-name="P15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9" draw:text-style-name="P35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77" draw:text-style-name="P15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20" draw:text-style-name="P13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3.251cm" svg:y1="6.501cm" svg:x2="3.251cm" svg:y2="8.151cm">
          <text:p/>
        </draw:line>
        <draw:line draw:style-name="gr72" draw:text-style-name="P3" draw:layer="layout" svg:x1="1.5cm" svg:y1="6.35cm" svg:x2="3.5cm" svg:y2="6.35cm">
          <text:p/>
        </draw:line>
        <draw:line draw:style-name="gr72" draw:text-style-name="P3" draw:layer="layout" svg:x1="1.55cm" svg:y1="6.6cm" svg:x2="2.3cm" svg:y2="6.6cm">
          <text:p/>
        </draw:line>
        <draw:line draw:style-name="gr72" draw:text-style-name="P3" draw:layer="layout" svg:x1="7.9cm" svg:y1="7.25cm" svg:x2="9.6cm" svg:y2="7.25cm">
          <text:p/>
        </draw:line>
        <draw:line draw:style-name="gr72" draw:text-style-name="P3" draw:layer="layout" svg:x1="7.9cm" svg:y1="6.35cm" svg:x2="9.6cm" svg:y2="6.35cm">
          <text:p/>
        </draw:line>
        <draw:line draw:style-name="gr90" draw:text-style-name="P3" draw:layer="layout" svg:x1="9.65cm" svg:y1="6.55cm" svg:x2="9.65cm" svg:y2="7.05cm">
          <text:p/>
        </draw:line>
        <draw:line draw:style-name="gr72" draw:text-style-name="P3" draw:layer="layout" svg:x1="9.651cm" svg:y1="6.501cm" svg:x2="9.651cm" svg:y2="8.151cm">
          <text:p/>
        </draw:line>
        <draw:line draw:style-name="gr72" draw:text-style-name="P3" draw:layer="layout" svg:x1="14.5cm" svg:y1="5.75cm" svg:x2="16.5cm" svg:y2="5.75cm">
          <text:p/>
        </draw:line>
        <draw:line draw:style-name="gr72" draw:text-style-name="P3" draw:layer="layout" svg:x1="14.6cm" svg:y1="6.15cm" svg:x2="16.3cm" svg:y2="6.15cm">
          <text:p/>
        </draw:line>
        <draw:line draw:style-name="gr72" draw:text-style-name="P3" draw:layer="layout" svg:x1="16.451cm" svg:y1="5.701cm" svg:x2="16.5cm" svg:y2="8.25cm">
          <text:p/>
        </draw:line>
        <draw:line draw:style-name="gr72" draw:text-style-name="P3" draw:layer="layout" svg:x1="16.149cm" svg:y1="6.301cm" svg:x2="16.152cm" svg:y2="7.951cm">
          <text:p/>
        </draw:line>
        <draw:line draw:style-name="gr72" draw:text-style-name="P3" draw:layer="layout" svg:x1="16.151cm" svg:y1="6.501cm" svg:x2="16.151cm" svg:y2="8.151cm">
          <text:p/>
        </draw:line>
        <draw:frame draw:style-name="gr16" draw:text-style-name="P11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6" draw:text-style-name="P11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6" draw:text-style-name="P11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1" draw:text-style-name="P20" draw:layer="layout" svg:width="19.494cm" svg:height="2.299cm" svg:x="0.756cm" svg:y="0.258cm">
          <draw:text-box>
            <text:p><text:span text:style-name="T12">Konsumenteori: Konsum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6" draw:text-style-name="P36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6" draw:text-style-name="P11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6" draw:text-style-name="P11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2" draw:text-style-name="P3" draw:layer="layout" svg:x1="2.5cm" svg:y1="9.95cm" svg:x2="2.5cm" svg:y2="7.2cm">
          <text:p/>
        </draw:line>
        <draw:line draw:style-name="gr93" draw:text-style-name="P3" draw:layer="layout" svg:x1="2.5cm" svg:y1="9.95cm" svg:x2="5cm" svg:y2="9.95cm">
          <text:p/>
        </draw:line>
        <draw:frame draw:style-name="gr16" draw:text-style-name="P11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6" draw:text-style-name="P11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2" draw:text-style-name="P3" draw:layer="layout" svg:x1="2.5cm" svg:y1="13.85cm" svg:x2="2.5cm" svg:y2="11.1cm">
          <text:p/>
        </draw:line>
        <draw:line draw:style-name="gr93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6" draw:text-style-name="P11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6" draw:text-style-name="P11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2" draw:text-style-name="P3" draw:layer="layout" svg:x1="12.5cm" svg:y1="26.35cm" svg:x2="12.5cm" svg:y2="23.6cm">
          <text:p/>
        </draw:line>
        <draw:line draw:style-name="gr93" draw:text-style-name="P3" draw:layer="layout" svg:x1="12.5cm" svg:y1="26.35cm" svg:x2="15cm" svg:y2="26.35cm">
          <text:p/>
        </draw:line>
        <draw:frame draw:style-name="gr16" draw:text-style-name="P11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6" draw:text-style-name="P11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6" draw:text-style-name="P11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2" draw:text-style-name="P3" draw:layer="layout" svg:x1="7.501cm" svg:y1="9.95cm" svg:x2="7.501cm" svg:y2="7.2cm">
          <text:p/>
        </draw:line>
        <draw:line draw:style-name="gr93" draw:text-style-name="P3" draw:layer="layout" svg:x1="7.501cm" svg:y1="9.95cm" svg:x2="10.001cm" svg:y2="9.95cm">
          <text:p/>
        </draw:line>
        <draw:frame draw:style-name="gr16" draw:text-style-name="P11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6" draw:text-style-name="P11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2" draw:text-style-name="P3" draw:layer="layout" svg:x1="7.501cm" svg:y1="13.85cm" svg:x2="7.501cm" svg:y2="11.1cm">
          <text:p/>
        </draw:line>
        <draw:line draw:style-name="gr93" draw:text-style-name="P3" draw:layer="layout" svg:x1="7.501cm" svg:y1="13.85cm" svg:x2="10.001cm" svg:y2="13.85cm">
          <text:p/>
        </draw:line>
        <draw:frame draw:style-name="gr16" draw:text-style-name="P11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1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2" draw:text-style-name="P3" draw:layer="layout" svg:x1="17.101cm" svg:y1="26.35cm" svg:x2="17.101cm" svg:y2="23.6cm">
          <text:p/>
        </draw:line>
        <draw:line draw:style-name="gr93" draw:text-style-name="P3" draw:layer="layout" svg:x1="17.101cm" svg:y1="26.35cm" svg:x2="19.601cm" svg:y2="26.35cm">
          <text:p/>
        </draw:line>
        <draw:frame draw:style-name="gr16" draw:text-style-name="P11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6" draw:text-style-name="P11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6" draw:text-style-name="P11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2" draw:text-style-name="P3" draw:layer="layout" svg:x1="14.502cm" svg:y1="9.95cm" svg:x2="14.502cm" svg:y2="7.2cm">
          <text:p/>
        </draw:line>
        <draw:line draw:style-name="gr93" draw:text-style-name="P3" draw:layer="layout" svg:x1="14.502cm" svg:y1="9.95cm" svg:x2="17.002cm" svg:y2="9.95cm">
          <text:p/>
        </draw:line>
        <draw:frame draw:style-name="gr16" draw:text-style-name="P11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6" draw:text-style-name="P11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2" draw:text-style-name="P3" draw:layer="layout" svg:x1="14.502cm" svg:y1="13.85cm" svg:x2="14.502cm" svg:y2="11.1cm">
          <text:p/>
        </draw:line>
        <draw:line draw:style-name="gr93" draw:text-style-name="P3" draw:layer="layout" svg:x1="14.502cm" svg:y1="13.85cm" svg:x2="17.002cm" svg:y2="13.85cm">
          <text:p/>
        </draw:line>
        <draw:frame draw:style-name="gr16" draw:text-style-name="P11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2" draw:text-style-name="P3" draw:layer="layout" svg:x1="14.502cm" svg:y1="21.85cm" svg:x2="14.502cm" svg:y2="19.1cm">
          <text:p/>
        </draw:line>
        <draw:line draw:style-name="gr93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6" draw:text-style-name="P11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6" draw:text-style-name="P11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2" draw:text-style-name="P3" draw:layer="layout" svg:x1="2.502cm" svg:y1="21.85cm" svg:x2="2.502cm" svg:y2="19.1cm">
          <text:p/>
        </draw:line>
        <draw:line draw:style-name="gr93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6" draw:text-style-name="P11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6" draw:text-style-name="P11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2" draw:text-style-name="P3" draw:layer="layout" svg:x1="2.502cm" svg:y1="17.75cm" svg:x2="2.502cm" svg:y2="15cm">
          <text:p/>
        </draw:line>
        <draw:line draw:style-name="gr93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6" draw:text-style-name="P11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6" draw:text-style-name="P11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2" draw:text-style-name="P3" draw:layer="layout" svg:x1="9.502cm" svg:y1="21.85cm" svg:x2="9.502cm" svg:y2="19.1cm">
          <text:p/>
        </draw:line>
        <draw:line draw:style-name="gr93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6" draw:text-style-name="P11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6" draw:text-style-name="P11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2" draw:text-style-name="P3" draw:layer="layout" svg:x1="12.803cm" svg:y1="17.85cm" svg:x2="12.803cm" svg:y2="15.1cm">
          <text:p/>
        </draw:line>
        <draw:line draw:style-name="gr93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94" draw:text-style-name="P9" draw:layer="layout" svg:width="19.847cm" svg:height="2.393cm" svg:x="5.35cm" svg:y="15.007cm">
          <draw:text-box>
            <text:list text:style-name="L1">
              <text:list-header>
                <text:p><text:span text:style-name="T24">FORUTSETNINGER BAK FULKOMMEN KONKURRANSE</text:span></text:p>
                <text:p><text:span text:style-name="T24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22"><text:span text:style-name="T1">Homogene varer</text:span></text:p>
              </text:list-item>
              <text:list-item>
                <text:p text:style-name="P22"><text:span text:style-name="T1">Rasjonelle aktører: Maks nytte og profitt</text:span></text:p>
              </text:list-item>
              <text:list-item>
                <text:p text:style-name="P22"><text:span text:style-name="T1">Bruker all relevant informasjon</text:span></text:p>
              </text:list-item>
              <text:list-item>
                <text:p text:style-name="P22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6" draw:text-style-name="P11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6" draw:text-style-name="P11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6" draw:text-style-name="P11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6" draw:text-style-name="P11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2" draw:text-style-name="P3" draw:layer="layout" svg:x1="17.502cm" svg:y1="4.95cm" svg:x2="17.502cm" svg:y2="2.2cm">
          <text:p/>
        </draw:line>
        <draw:line draw:style-name="gr93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6" draw:text-style-name="P37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5" draw:text-style-name="P38" draw:layer="layout" svg:width="0.723cm" svg:height="3.431cm" svg:x="0.95cm" svg:y="1.8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frame draw:style-name="gr16" draw:text-style-name="P11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6" draw:text-style-name="P11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6" draw:text-style-name="P11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6" draw:text-style-name="P11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6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6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6" draw:text-style-name="P11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6" draw:text-style-name="P11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6" draw:text-style-name="P11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6" draw:text-style-name="P11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6" draw:text-style-name="P11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6" draw:text-style-name="P11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11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6" draw:text-style-name="P11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6" draw:text-style-name="P11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6" draw:text-style-name="P11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6" draw:text-style-name="P11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6" draw:text-style-name="P11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6" draw:text-style-name="P11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6" draw:text-style-name="P11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6" draw:text-style-name="P11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6" draw:text-style-name="P11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6" draw:text-style-name="P11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6" draw:text-style-name="P11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20" draw:text-style-name="P13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2.5cm" svg:y1="16.45cm" svg:x2="3.75cm" svg:y2="16.45cm">
          <text:p/>
        </draw:line>
        <draw:line draw:style-name="gr72" draw:text-style-name="P3" draw:layer="layout" svg:x1="3.65cm" svg:y1="17.7cm" svg:x2="3.65cm" svg:y2="16.45cm">
          <text:p/>
        </draw:line>
        <draw:line draw:style-name="gr72" draw:text-style-name="P3" draw:layer="layout" svg:x1="12.8cm" svg:y1="16.55cm" svg:x2="14.05cm" svg:y2="16.55cm">
          <text:p/>
        </draw:line>
        <draw:line draw:style-name="gr72" draw:text-style-name="P3" draw:layer="layout" svg:x1="13.382cm" svg:y1="17.801cm" svg:x2="13.369cm" svg:y2="16cm">
          <text:p/>
        </draw:line>
        <draw:line draw:style-name="gr72" draw:text-style-name="P3" draw:layer="layout" svg:x1="2.5cm" svg:y1="9.037cm" svg:x2="4.001cm" svg:y2="9.013cm">
          <text:p/>
        </draw:line>
        <draw:line draw:style-name="gr72" draw:text-style-name="P3" draw:layer="layout" svg:x1="2.6cm" svg:y1="12.038cm" svg:x2="4.001cm" svg:y2="12.012cm">
          <text:p/>
        </draw:line>
        <draw:line draw:style-name="gr72" draw:text-style-name="P3" draw:layer="layout" svg:x1="2.5cm" svg:y1="12.85cm" svg:x2="3.25cm" svg:y2="12.85cm">
          <text:p/>
        </draw:line>
        <draw:line draw:style-name="gr72" draw:text-style-name="P3" draw:layer="layout" svg:x1="7.6cm" svg:y1="12.15cm" svg:x2="8.85cm" svg:y2="12.15cm">
          <text:p/>
        </draw:line>
        <draw:line draw:style-name="gr72" draw:text-style-name="P3" draw:layer="layout" svg:x1="7.5cm" svg:y1="12.85cm" svg:x2="8.25cm" svg:y2="12.85cm">
          <text:p/>
        </draw:line>
        <draw:line draw:style-name="gr72" draw:text-style-name="P3" draw:layer="layout" svg:x1="7.5cm" svg:y1="9.05cm" svg:x2="9.25cm" svg:y2="9.05cm">
          <text:p/>
        </draw:line>
        <draw:line draw:style-name="gr72" draw:text-style-name="P3" draw:layer="layout" svg:x1="3.25cm" svg:y1="21.8cm" svg:x2="3.25cm" svg:y2="20.55cm">
          <text:p/>
        </draw:line>
        <draw:line draw:style-name="gr72" draw:text-style-name="P3" draw:layer="layout" svg:x1="2.497cm" svg:y1="21.097cm" svg:x2="3.254cm" svg:y2="21.105cm">
          <text:p/>
        </draw:line>
        <draw:line draw:style-name="gr72" draw:text-style-name="P3" draw:layer="layout" svg:x1="9.5cm" svg:y1="20.034cm" svg:x2="11.251cm" svg:y2="20.015cm">
          <text:p/>
        </draw:line>
        <draw:line draw:style-name="gr72" draw:text-style-name="P3" draw:layer="layout" svg:x1="12.8cm" svg:y1="16.55cm" svg:x2="14.05cm" svg:y2="16.55cm">
          <text:p/>
        </draw:line>
        <draw:line draw:style-name="gr72" draw:text-style-name="P3" draw:layer="layout" svg:x1="10.197cm" svg:y1="21.802cm" svg:x2="10.203cm" svg:y2="19.999cm">
          <text:p/>
        </draw:line>
        <draw:frame draw:style-name="gr16" draw:text-style-name="P37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6" draw:text-style-name="P37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97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6" draw:text-style-name="P11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6" draw:text-style-name="P11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6" draw:text-style-name="P11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2" draw:text-style-name="P3" draw:layer="layout" svg:x1="17.403cm" svg:y1="17.85cm" svg:x2="17.403cm" svg:y2="15.1cm">
          <text:p/>
        </draw:line>
        <draw:line draw:style-name="gr93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6" draw:text-style-name="P11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6" draw:text-style-name="P11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20" draw:text-style-name="P13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17.4cm" svg:y1="16.55cm" svg:x2="18.65cm" svg:y2="16.55cm">
          <text:p/>
        </draw:line>
        <draw:line draw:style-name="gr72" draw:text-style-name="P3" draw:layer="layout" svg:x1="18.55cm" svg:y1="17.8cm" svg:x2="18.55cm" svg:y2="16.55cm">
          <text:p/>
        </draw:line>
        <draw:line draw:style-name="gr72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98" draw:text-style-name="P38" draw:layer="layout" svg:width="0.723cm" svg:height="3.749cm" svg:x="0.951cm" svg:y="6.801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9" draw:text-style-name="P38" draw:layer="layout" svg:width="0.739cm" svg:height="2.795cm" svg:x="0.952cm" svg:y="14.802cm">
          <draw:text-box>
            <text:p><text:span text:style-name="T25">M</text:span></text:p>
            <text:p><text:span text:style-name="T25">A</text:span></text:p>
            <text:p><text:span text:style-name="T25">R</text:span></text:p>
            <text:p><text:span text:style-name="T25">K</text:span></text:p>
            <text:p><text:span text:style-name="T25">E</text:span></text:p>
            <text:p><text:span text:style-name="T25">D</text:span></text:p>
            <text:p><text:span text:style-name="T25">E</text:span></text:p>
            <text:p><text:span text:style-name="T25">T</text:span></text:p>
          </draw:text-box>
        </draw:frame>
        <draw:frame draw:style-name="gr100" draw:text-style-name="P38" draw:layer="layout" svg:width="0.739cm" svg:height="6.293cm" svg:x="0.952cm" svg:y="17.902cm">
          <draw:text-box>
            <text:p><text:span text:style-name="T25"/></text:p>
            <text:p><text:span text:style-name="T25">P</text:span></text:p>
            <text:p><text:span text:style-name="T25">R</text:span></text:p>
            <text:p><text:span text:style-name="T25">I</text:span></text:p>
            <text:p><text:span text:style-name="T25">S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U</text:span></text:p>
            <text:p><text:span text:style-name="T25">L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  <text:p><text:span text:style-name="T25"/></text:p>
          </draw:text-box>
        </draw:frame>
        <draw:frame draw:style-name="gr101" draw:text-style-name="P38" draw:layer="layout" svg:width="0.723cm" svg:height="3.113cm" svg:x="10.953cm" svg:y="23.303cm">
          <draw:text-box>
            <text:p><text:span text:style-name="T25">U</text:span></text:p>
            <text:p><text:span text:style-name="T25">E</text:span></text:p>
            <text:p><text:span text:style-name="T25">L</text:span></text:p>
            <text:p><text:span text:style-name="T25">A</text:span></text:p>
            <text:p><text:span text:style-name="T25">S</text:span></text:p>
            <text:p><text:span text:style-name="T25">T</text:span></text:p>
            <text:p><text:span text:style-name="T25">I </text:span></text:p>
            <text:p><text:span text:style-name="T25">S</text:span></text:p>
            <text:p><text:span text:style-name="T25">K</text:span></text:p>
          </draw:text-box>
        </draw:frame>
        <draw:line draw:style-name="gr72" draw:text-style-name="P3" draw:layer="layout" svg:x1="12.75cm" svg:y1="16cm" svg:x2="14.45cm" svg:y2="16cm">
          <text:p/>
        </draw:line>
        <draw:line draw:style-name="gr72" draw:text-style-name="P3" draw:layer="layout" svg:x1="17.4cm" svg:y1="17.2cm" svg:x2="19.15cm" svg:y2="17.2cm">
          <text:p/>
        </draw:line>
        <draw:frame draw:style-name="gr102" draw:text-style-name="P19" draw:layer="layout" svg:width="2.149cm" svg:height="0.489cm" svg:x="2.75cm" svg:y="14.15cm">
          <draw:text-box>
            <text:p><text:span text:style-name="T11">Markedslikevekt</text:span></text:p>
          </draw:text-box>
        </draw:frame>
        <draw:frame draw:style-name="gr103" draw:text-style-name="P19" draw:layer="layout" svg:width="2.318cm" svg:height="0.489cm" svg:x="13.005cm" svg:y="14.25cm">
          <draw:text-box>
            <text:p><text:span text:style-name="T11">Overskuddstilbud</text:span></text:p>
          </draw:text-box>
        </draw:frame>
        <draw:frame draw:style-name="gr104" draw:text-style-name="P19" draw:layer="layout" svg:width="2.953cm" svg:height="0.489cm" svg:x="17.252cm" svg:y="14.152cm">
          <draw:text-box>
            <text:p><text:span text:style-name="T11">Overskuddsetterspørsel</text:span></text:p>
          </draw:text-box>
        </draw:frame>
        <draw:line draw:style-name="gr72" draw:text-style-name="P3" draw:layer="layout" svg:x1="2.5cm" svg:y1="20cm" svg:x2="3.25cm" svg:y2="20cm">
          <text:p/>
        </draw:line>
        <draw:custom-shape draw:style-name="gr105" draw:text-style-name="P13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6" draw:text-style-name="P3" draw:layer="layout" svg:x1="4.5cm" svg:y1="19.5cm" svg:x2="3.5cm" svg:y2="20.25cm">
          <text:p/>
        </draw:line>
        <draw:frame draw:style-name="gr107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6" draw:text-style-name="P11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6" draw:text-style-name="P11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6" draw:text-style-name="P11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6" draw:text-style-name="P11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2" draw:text-style-name="P3" draw:layer="layout" svg:x1="14.466cm" svg:y1="17.801cm" svg:x2="14.485cm" svg:y2="16cm">
          <text:p/>
        </draw:line>
        <draw:line draw:style-name="gr72" draw:text-style-name="P3" draw:layer="layout" svg:x1="13.35cm" svg:y1="17.8cm" svg:x2="13.4cm" svg:y2="16cm">
          <text:p/>
        </draw:line>
        <draw:custom-shape draw:style-name="gr20" draw:text-style-name="P13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6" draw:text-style-name="P11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6" draw:text-style-name="P11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2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2" draw:text-style-name="P3" draw:layer="layout" svg:x1="1.8cm" svg:y1="25.35cm" svg:x2="3.05cm" svg:y2="25.4cm">
          <text:p/>
        </draw:line>
        <draw:custom-shape draw:style-name="gr108" draw:text-style-name="P11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4" draw:text-style-name="P3" draw:layer="layout" svg:x1="3.4cm" svg:y1="24.05cm" svg:x2="2.45cm" svg:y2="24.75cm">
          <text:p/>
        </draw:line>
        <draw:frame draw:style-name="gr109" draw:text-style-name="P19" draw:layer="layout" svg:width="2.754cm" svg:height="0.489cm" svg:x="2.35cm" svg:y="23.65cm">
          <draw:text-box>
            <text:p><text:span text:style-name="T11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6" draw:text-style-name="P11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6" draw:text-style-name="P11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2" draw:text-style-name="P3" draw:layer="layout" svg:x1="6.403cm" svg:y1="26.35cm" svg:x2="6.403cm" svg:y2="23.6cm">
          <text:p/>
        </draw:line>
        <draw:line draw:style-name="gr93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6" draw:text-style-name="P11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0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6" draw:text-style-name="P3" draw:layer="layout" svg:x1="7.7cm" svg:y1="23.75cm" svg:x2="7.201cm" svg:y2="24.65cm">
          <text:p/>
        </draw:line>
        <draw:frame draw:style-name="gr38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2" draw:text-style-name="P3" draw:layer="layout" svg:x1="7.5cm" svg:y1="9.05cm" svg:x2="9.25cm" svg:y2="9.05cm">
          <text:p/>
        </draw:line>
        <draw:line draw:style-name="gr72" draw:text-style-name="P3" draw:layer="layout" svg:x1="2.601cm" svg:y1="8.317cm" svg:x2="3.101cm" svg:y2="8.309cm">
          <text:p/>
        </draw:line>
        <draw:line draw:style-name="gr72" draw:text-style-name="P3" draw:layer="layout" svg:x1="7.5cm" svg:y1="8.277cm" svg:x2="8.5cm" svg:y2="8.267cm">
          <text:p/>
        </draw:line>
        <draw:line draw:style-name="gr72" draw:text-style-name="P3" draw:layer="layout" svg:x1="14.499cm" svg:y1="8.266cm" svg:x2="15cm" svg:y2="8.263cm">
          <text:p/>
        </draw:line>
        <draw:line draw:style-name="gr72" draw:text-style-name="P3" draw:layer="layout" svg:x1="14.5cm" svg:y1="9.028cm" svg:x2="15.751cm" svg:y2="9.022cm">
          <text:p/>
        </draw:line>
        <draw:line draw:style-name="gr72" draw:text-style-name="P3" draw:layer="layout" svg:x1="14.6cm" svg:y1="12.15cm" svg:x2="15.85cm" svg:y2="12.15cm">
          <text:p/>
        </draw:line>
        <draw:line draw:style-name="gr72" draw:text-style-name="P3" draw:layer="layout" svg:x1="14.5cm" svg:y1="12.85cm" svg:x2="15.05cm" svg:y2="12.85cm">
          <text:p/>
        </draw:line>
        <draw:frame draw:style-name="gr16" draw:text-style-name="P11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6" draw:text-style-name="P11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2" draw:text-style-name="P3" draw:layer="layout" svg:x1="1.9cm" svg:y1="25.35cm" svg:x2="3.15cm" svg:y2="25.35cm">
          <text:p/>
        </draw:line>
        <draw:frame draw:style-name="gr16" draw:text-style-name="P11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6" draw:text-style-name="P11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1" draw:text-style-name="P39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2" draw:text-style-name="P39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4.2cm" svg:y1="24.75cm" svg:x2="3.45cm" svg:y2="26cm">
          <text:p/>
        </draw:line>
        <draw:frame draw:style-name="gr113" draw:text-style-name="P19" draw:layer="layout" svg:width="2.559cm" svg:height="0.489cm" svg:x="3.051cm" svg:y="24.151cm">
          <draw:text-box>
            <text:p><text:span text:style-name="T11">Betalngsvillighet</text:span></text:p>
          </draw:text-box>
        </draw:frame>
        <draw:line draw:style-name="gr34" draw:text-style-name="P3" draw:layer="layout" svg:x1="4.15cm" svg:y1="24.55cm" svg:x2="2.65cm" svg:y2="25.05cm">
          <text:p/>
        </draw:line>
        <draw:custom-shape draw:style-name="gr114" draw:text-style-name="P39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0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3" draw:text-style-name="P3" draw:layer="layout" svg:x1="1.903cm" svg:y1="26.35cm" svg:x2="4.403cm" svg:y2="26.35cm">
          <text:p/>
        </draw:line>
        <draw:line draw:style-name="gr36" draw:text-style-name="P3" draw:layer="layout" svg:x1="9.75cm" svg:y1="24.55cm" svg:x2="7.504cm" svg:y2="24.842cm">
          <text:p/>
        </draw:line>
        <draw:line draw:style-name="gr36" draw:text-style-name="P3" draw:layer="layout" svg:x1="9.7cm" svg:y1="24.75cm" svg:x2="7.7cm" svg:y2="25.5cm">
          <text:p/>
        </draw:line>
        <draw:frame draw:style-name="gr38" draw:text-style-name="P19" draw:layer="layout" svg:width="2.454cm" svg:height="0.489cm" svg:x="8.352cm" svg:y="24.152cm">
          <draw:text-box>
            <text:p><text:span text:style-name="T11">Variable kostnader</text:span></text:p>
          </draw:text-box>
        </draw:frame>
        <draw:frame draw:style-name="gr38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1" draw:text-style-name="P38" draw:layer="layout" svg:width="0.723cm" svg:height="3.113cm" svg:x="0.854cm" svg:y="23.304cm">
          <draw:text-box>
            <text:p><text:span text:style-name="T25">O</text:span></text:p>
            <text:p><text:span text:style-name="T25">V</text:span></text:p>
            <text:p><text:span text:style-name="T25">E</text:span></text:p>
            <text:p><text:span text:style-name="T25">R</text:span></text:p>
            <text:p><text:span text:style-name="T25">S</text:span></text:p>
            <text:p><text:span text:style-name="T25">K</text:span></text:p>
            <text:p><text:span text:style-name="T25">U</text:span></text:p>
            <text:p><text:span text:style-name="T25">D</text:span></text:p>
            <text:p><text:span text:style-name="T25">D</text:span></text:p>
          </draw:text-box>
        </draw:frame>
        <draw:frame draw:style-name="gr16" draw:text-style-name="P11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6" draw:text-style-name="P11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6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16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16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2" draw:text-style-name="P3" draw:layer="layout" svg:x1="18.65cm" svg:y1="4.9cm" svg:x2="18.65cm" svg:y2="3.65cm">
          <text:p/>
        </draw:line>
        <draw:frame draw:style-name="gr16" draw:text-style-name="P11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7" draw:text-style-name="P19" draw:layer="layout" svg:width="2.026cm" svg:height="0.489cm" svg:x="12.751cm" svg:y="22.951cm">
          <draw:text-box>
            <text:p><text:span text:style-name="T11">Etterspørsel</text:span></text:p>
          </draw:text-box>
        </draw:frame>
        <draw:frame draw:style-name="gr117" draw:text-style-name="P19" draw:layer="layout" svg:width="2.026cm" svg:height="0.489cm" svg:x="17.551cm" svg:y="22.952cm">
          <draw:text-box>
            <text:p><text:span text:style-name="T11">Tilbud</text:span></text:p>
          </draw:text-box>
        </draw:frame>
        <draw:line draw:style-name="gr72" draw:text-style-name="P3" draw:layer="layout" svg:x1="12.75cm" svg:y1="25.35cm" svg:x2="14.5cm" svg:y2="23.6cm">
          <text:p/>
        </draw:line>
        <draw:frame draw:style-name="gr16" draw:text-style-name="P11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7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6" draw:text-style-name="P11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2" draw:text-style-name="P3" draw:layer="layout" svg:x1="14.5cm" svg:y1="21.034cm" svg:x2="16.251cm" svg:y2="21.015cm">
          <text:p/>
        </draw:line>
        <draw:line draw:style-name="gr72" draw:text-style-name="P3" draw:layer="layout" svg:x1="11.197cm" svg:y1="21.802cm" svg:x2="11.203cm" svg:y2="19.999cm">
          <text:p/>
        </draw:line>
        <draw:line draw:style-name="gr72" draw:text-style-name="P3" draw:layer="layout" svg:x1="15.197cm" svg:y1="21.999cm" svg:x2="15.206cm" svg:y2="20.999cm">
          <text:p/>
        </draw:line>
        <draw:line draw:style-name="gr72" draw:text-style-name="P3" draw:layer="layout" svg:x1="16.097cm" svg:y1="21.999cm" svg:x2="16.106cm" svg:y2="20.999cm">
          <text:p/>
        </draw:line>
        <draw:frame draw:style-name="gr16" draw:text-style-name="P11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6" draw:text-style-name="P11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6" draw:text-style-name="P11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6" draw:text-style-name="P11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6" draw:text-style-name="P11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6" draw:text-style-name="P11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6" draw:text-style-name="P11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6" draw:text-style-name="P11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6" draw:text-style-name="P11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8" draw:text-style-name="P3" draw:layer="layout" svg:x1="2.55cm" svg:y1="20cm" svg:x2="2.55cm" svg:y2="21cm">
          <text:p/>
        </draw:line>
        <draw:frame draw:style-name="gr107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06" draw:text-style-name="P3" draw:layer="layout" svg:x1="2cm" svg:y1="20.5cm" svg:x2="2.4cm" svg:y2="20.55cm">
          <text:p/>
        </draw:line>
        <draw:frame draw:style-name="gr43" draw:text-style-name="P20" draw:layer="layout" svg:width="7.249cm" svg:height="1.109cm" svg:x="0.752cm" svg:y="0.354cm">
          <draw:text-box>
            <text:p><text:span text:style-name="T12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6" draw:text-style-name="P36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6" draw:text-style-name="P11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6" draw:text-style-name="P11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2" draw:text-style-name="P3" draw:layer="layout" svg:x1="17.503cm" svg:y1="4.95cm" svg:x2="17.503cm" svg:y2="2.2cm">
          <text:p/>
        </draw:line>
        <draw:line draw:style-name="gr93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6" draw:text-style-name="P37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5" draw:text-style-name="P38" draw:layer="layout" svg:width="0.723cm" svg:height="3.431cm" svg:x="0.951cm" svg:y="1.8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20" draw:text-style-name="P13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7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6" draw:text-style-name="P37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97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6" draw:text-style-name="P11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98" draw:text-style-name="P38" draw:layer="layout" svg:width="0.723cm" svg:height="3.749cm" svg:x="0.952cm" svg:y="8.401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5" draw:text-style-name="P38" draw:layer="layout" svg:width="0.723cm" svg:height="3.431cm" svg:x="0.954cm" svg:y="15.103cm">
          <draw:text-box>
            <text:p><text:span text:style-name="T25">I</text:span></text:p>
            <text:p><text:span text:style-name="T25">N</text:span></text:p>
            <text:p><text:span text:style-name="T25">T</text:span></text:p>
            <text:p><text:span text:style-name="T25">U</text:span></text:p>
            <text:p><text:span text:style-name="T25">I</text:span></text:p>
            <text:p><text:span text:style-name="T25">S</text:span></text:p>
            <text:p><text:span text:style-name="T25">J</text:span></text:p>
            <text:p><text:span text:style-name="T25">O</text:span></text:p>
            <text:p><text:span text:style-name="T25">N</text:span></text:p>
          </draw:text-box>
        </draw:frame>
        <draw:frame draw:style-name="gr95" draw:text-style-name="P38" draw:layer="layout" svg:width="0.723cm" svg:height="3.431cm" svg:x="0.954cm" svg:y="18.803cm">
          <draw:text-box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F</text:span></text:p>
            <text:p><text:span text:style-name="T25">I</text:span></text:p>
            <text:p><text:span text:style-name="T25">S</text:span></text:p>
            <text:p><text:span text:style-name="T25">K</text:span></text:p>
            <text:p><text:span text:style-name="T25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9" draw:text-style-name="P38" draw:layer="layout" svg:width="0.756cm" svg:height="3.431cm" svg:x="0.955cm" svg:y="24.404cm">
          <draw:text-box>
            <text:p><text:span text:style-name="T25">S</text:span></text:p>
            <text:p><text:span text:style-name="T25">A</text:span></text:p>
            <text:p><text:span text:style-name="T25">M</text:span></text:p>
            <text:p><text:span text:style-name="T25">M</text:span></text:p>
            <text:p><text:span text:style-name="T25">E</text:span></text:p>
            <text:p><text:span text:style-name="T25">N</text:span></text:p>
            <text:p><text:span text:style-name="T25">L.</text:span></text:p>
          </draw:text-box>
        </draw:frame>
        <draw:frame draw:style-name="gr16" draw:text-style-name="P11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6" draw:text-style-name="P11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2" draw:text-style-name="P3" draw:layer="layout" svg:x1="2.301cm" svg:y1="10.05cm" svg:x2="2.301cm" svg:y2="7.3cm">
          <text:p/>
        </draw:line>
        <draw:line draw:style-name="gr93" draw:text-style-name="P3" draw:layer="layout" svg:x1="2.301cm" svg:y1="10.05cm" svg:x2="4.801cm" svg:y2="10.05cm">
          <text:p/>
        </draw:line>
        <draw:frame draw:style-name="gr16" draw:text-style-name="P11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6" draw:text-style-name="P11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2" draw:text-style-name="P3" draw:layer="layout" svg:x1="2.301cm" svg:y1="13.95cm" svg:x2="2.301cm" svg:y2="11.2cm">
          <text:p/>
        </draw:line>
        <draw:line draw:style-name="gr93" draw:text-style-name="P3" draw:layer="layout" svg:x1="2.301cm" svg:y1="13.95cm" svg:x2="4.801cm" svg:y2="13.95cm">
          <text:p/>
        </draw:line>
        <draw:frame draw:style-name="gr16" draw:text-style-name="P11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6" draw:text-style-name="P11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6" draw:text-style-name="P11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2" draw:text-style-name="P3" draw:layer="layout" svg:x1="7.302cm" svg:y1="10.05cm" svg:x2="7.302cm" svg:y2="7.3cm">
          <text:p/>
        </draw:line>
        <draw:line draw:style-name="gr93" draw:text-style-name="P3" draw:layer="layout" svg:x1="7.302cm" svg:y1="10.05cm" svg:x2="9.802cm" svg:y2="10.05cm">
          <text:p/>
        </draw:line>
        <draw:frame draw:style-name="gr16" draw:text-style-name="P11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6" draw:text-style-name="P11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6" draw:text-style-name="P11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6" draw:text-style-name="P11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2" draw:text-style-name="P3" draw:layer="layout" svg:x1="14.303cm" svg:y1="10.05cm" svg:x2="14.303cm" svg:y2="7.3cm">
          <text:p/>
        </draw:line>
        <draw:line draw:style-name="gr93" draw:text-style-name="P3" draw:layer="layout" svg:x1="14.303cm" svg:y1="10.05cm" svg:x2="16.803cm" svg:y2="10.05cm">
          <text:p/>
        </draw:line>
        <draw:frame draw:style-name="gr16" draw:text-style-name="P11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6" draw:text-style-name="P11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2" draw:text-style-name="P3" draw:layer="layout" svg:x1="14.303cm" svg:y1="13.95cm" svg:x2="14.303cm" svg:y2="11.2cm">
          <text:p/>
        </draw:line>
        <draw:line draw:style-name="gr93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6" draw:text-style-name="P11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6" draw:text-style-name="P11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6" draw:text-style-name="P11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6" draw:text-style-name="P11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6" draw:text-style-name="P11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6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6" draw:text-style-name="P11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6" draw:text-style-name="P11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6" draw:text-style-name="P11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2" draw:text-style-name="P3" draw:layer="layout" svg:x1="2.301cm" svg:y1="8.85cm" svg:x2="3.551cm" svg:y2="8.85cm">
          <text:p/>
        </draw:line>
        <draw:line draw:style-name="gr72" draw:text-style-name="P3" draw:layer="layout" svg:x1="2.301cm" svg:y1="9.55cm" svg:x2="4.051cm" svg:y2="9.55cm">
          <text:p/>
        </draw:line>
        <draw:line draw:style-name="gr72" draw:text-style-name="P3" draw:layer="layout" svg:x1="2.401cm" svg:y1="12.25cm" svg:x2="3.651cm" svg:y2="12.25cm">
          <text:p/>
        </draw:line>
        <draw:line draw:style-name="gr72" draw:text-style-name="P3" draw:layer="layout" svg:x1="2.301cm" svg:y1="12.95cm" svg:x2="3.051cm" svg:y2="12.95cm">
          <text:p/>
        </draw:line>
        <draw:line draw:style-name="gr72" draw:text-style-name="P3" draw:layer="layout" svg:x1="7.301cm" svg:y1="8.75cm" svg:x2="8.551cm" svg:y2="8.75cm">
          <text:p/>
        </draw:line>
        <draw:line draw:style-name="gr72" draw:text-style-name="P3" draw:layer="layout" svg:x1="7.301cm" svg:y1="9.15cm" svg:x2="9.051cm" svg:y2="9.15cm">
          <text:p/>
        </draw:line>
        <draw:line draw:style-name="gr72" draw:text-style-name="P3" draw:layer="layout" svg:x1="14.401cm" svg:y1="8.75cm" svg:x2="15.651cm" svg:y2="8.75cm">
          <text:p/>
        </draw:line>
        <draw:line draw:style-name="gr72" draw:text-style-name="P3" draw:layer="layout" svg:x1="14.401cm" svg:y1="9.45cm" svg:x2="16.151cm" svg:y2="9.45cm">
          <text:p/>
        </draw:line>
        <draw:line draw:style-name="gr72" draw:text-style-name="P3" draw:layer="layout" svg:x1="14.298cm" svg:y1="12.075cm" svg:x2="16.004cm" svg:y2="12.075cm">
          <text:p/>
        </draw:line>
        <draw:line draw:style-name="gr72" draw:text-style-name="P3" draw:layer="layout" svg:x1="14.249cm" svg:y1="13.021cm" svg:x2="15.057cm" svg:y2="13.029cm">
          <text:p/>
        </draw:line>
        <draw:frame draw:style-name="gr120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4" draw:text-style-name="P3" draw:layer="layout" svg:x1="16.201cm" svg:y1="7.75cm" svg:x2="15.451cm" svg:y2="8.5cm">
          <text:p/>
        </draw:line>
        <draw:frame draw:style-name="gr113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6" draw:text-style-name="P3" draw:layer="layout" svg:x1="16.551cm" svg:y1="13.1cm" svg:x2="15.801cm" svg:y2="12.45cm">
          <text:p/>
        </draw:line>
        <draw:frame draw:style-name="gr38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1" draw:text-style-name="P3" draw:layer="layout" svg:x1="3.039cm" svg:y1="23.558cm" svg:x2="9.296cm" svg:y2="23.558cm">
          <text:p/>
        </draw:line>
        <draw:line draw:style-name="gr122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3" draw:text-style-name="P41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24" draw:text-style-name="P42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5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26" draw:text-style-name="P3" draw:layer="layout" svg:x1="4.493cm" svg:y1="23.557cm" svg:x2="4.493cm" svg:y2="20.484cm">
          <text:p/>
        </draw:line>
        <draw:custom-shape draw:style-name="gr127" draw:text-style-name="P11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1" draw:text-style-name="P3" draw:layer="layout" svg:x1="12.039cm" svg:y1="23.759cm" svg:x2="18.296cm" svg:y2="23.759cm">
          <text:p/>
        </draw:line>
        <draw:line draw:style-name="gr122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4" draw:text-style-name="P42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8" draw:text-style-name="P43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 og rettighe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96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9" draw:text-style-name="P44" draw:layer="layout" svg:width="6cm" svg:height="3.107cm" svg:x="2.8cm" svg:y="15.298cm">
          <draw:text-box>
            <text:p><text:span text:style-name="T31">OPTIMAL TILPASNING</text:span></text:p>
            <text:list text:style-name="L1">
              <text:list-header>
                <text:p><text:span text:style-name="T11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22"><text:span text:style-name="T32">Høyere omsetning (+)</text:span></text:p>
                  </text:list-item>
                  <text:list-item>
                    <text:p text:style-name="P22"><text:span text:style-name="T32">Tidligere enheter blir solg til en lavere pri</text:span></text:p>
                    <text:p text:style-name="P22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8" draw:text-style-name="P44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11"/></text:p>
              </text:list-header>
            </text:list>
          </draw:text-box>
        </draw:frame>
        <draw:frame draw:style-name="gr128" draw:text-style-name="P43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22"><text:span text:style-name="T29">Redusert SO (dødvektstap)</text:span></text:p>
              </text:list-item>
              <text:list-item>
                <text:p text:style-name="P22"><text:span text:style-name="T29">Omfordeling</text:span></text:p>
                <text:list>
                  <text:list-item>
                    <text:p text:style-name="P22"><text:span text:style-name="T29">Fra Konsument(KO)</text:span></text:p>
                  </text:list-item>
                  <text:list-item>
                    <text:p text:style-name="P22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6" draw:text-style-name="P11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6" draw:text-style-name="P11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6" draw:text-style-name="P11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6" draw:text-style-name="P11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6" draw:text-style-name="P3" draw:layer="layout" svg:x1="13.493cm" svg:y1="23.757cm" svg:x2="13.493cm" svg:y2="20.684cm">
          <text:p/>
        </draw:line>
        <draw:line draw:style-name="gr125" draw:text-style-name="P3" draw:layer="layout" svg:x1="12.039cm" svg:y1="20.736cm" svg:x2="13.603cm" svg:y2="20.736cm">
          <text:p/>
        </draw:line>
        <draw:frame draw:style-name="gr16" draw:text-style-name="P11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6" draw:text-style-name="P11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6" draw:text-style-name="P11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6" draw:text-style-name="P11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3" draw:text-style-name="P41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23" draw:text-style-name="P41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23" draw:text-style-name="P41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30" draw:text-style-name="P41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23" draw:text-style-name="P41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127" draw:text-style-name="P11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1" draw:text-style-name="P3" draw:layer="layout" svg:x1="17cm" svg:y1="15.5cm" svg:x2="15.05cm" svg:y2="15.95cm">
          <text:p/>
        </draw:line>
        <draw:line draw:style-name="gr131" draw:text-style-name="P3" draw:layer="layout" svg:x1="17.5cm" svg:y1="17cm" svg:x2="15.05cm" svg:y2="16.489cm">
          <text:p/>
        </draw:line>
        <draw:line draw:style-name="gr131" draw:text-style-name="P3" draw:layer="layout" svg:x1="11cm" svg:y1="17.25cm" svg:x2="12.25cm" svg:y2="17.047cm">
          <text:p/>
        </draw:line>
        <draw:frame draw:style-name="gr132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3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3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3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5" draw:text-style-name="P3" draw:layer="layout" svg:x1="12.039cm" svg:y1="21.536cm" svg:x2="13.603cm" svg:y2="21.536cm">
          <text:p/>
        </draw:line>
        <draw:frame draw:style-name="gr134" draw:text-style-name="P19" draw:layer="layout" svg:width="3.779cm" svg:height="0.489cm" svg:x="3.653cm" svg:y="18.152cm">
          <draw:text-box>
            <text:p><text:span text:style-name="T11">Med konstante grensekostnader</text:span></text:p>
          </draw:text-box>
        </draw:frame>
        <draw:frame draw:style-name="gr135" draw:text-style-name="P19" draw:layer="layout" svg:width="5.658cm" svg:height="0.489cm" svg:x="12.353cm" svg:y="18.153cm">
          <draw:text-box>
            <text:p><text:span text:style-name="T11">Med stigende grensekostnader (mer deltajert figur)</text:span></text:p>
          </draw:text-box>
        </draw:frame>
        <draw:frame draw:style-name="gr136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37" draw:text-style-name="P3" draw:layer="layout" svg:x1="15.75cm" svg:y1="21.45cm" svg:x2="13.75cm" svg:y2="21cm">
          <text:p/>
        </draw:line>
        <draw:custom-shape draw:style-name="gr105" draw:text-style-name="P13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6" draw:text-style-name="P11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6" draw:text-style-name="P11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6" draw:text-style-name="P11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6" draw:text-style-name="P11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6" draw:text-style-name="P11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5" draw:text-style-name="P3" draw:layer="layout" svg:x1="11.939cm" svg:y1="21.036cm" svg:x2="13.503cm" svg:y2="21.036cm">
          <text:p/>
        </draw:line>
        <draw:frame draw:style-name="gr16" draw:text-style-name="P11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3" draw:text-style-name="P20" draw:layer="layout" svg:width="7.249cm" svg:height="1.109cm" svg:x="0.751cm" svg:y="0.353cm">
          <draw:text-box>
            <text:p><text:span text:style-name="T12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6" draw:text-style-name="P36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8" draw:text-style-name="P38" draw:layer="layout" svg:width="1.073cm" svg:height="6.376cm" svg:x="0.953cm" svg:y="7.8cm">
          <draw:text-box>
            <text:p><text:span text:style-name="T25">M</text:span></text:p>
            <text:p><text:span text:style-name="T25">A</text:span></text:p>
            <text:p><text:span text:style-name="T25">R</text:span></text:p>
            <text:p><text:span text:style-name="T25">K</text:span></text:p>
            <text:p><text:span text:style-name="T25">E</text:span></text:p>
            <text:p><text:span text:style-name="T25">D</text:span></text:p>
            <text:p><text:span text:style-name="T25">S</text:span></text:p>
            <text:p><text:span text:style-name="T25">F</text:span></text:p>
            <text:p><text:span text:style-name="T25">O</text:span></text:p>
            <text:p><text:span text:style-name="T25">R</text:span></text:p>
            <text:p><text:span text:style-name="T25">M</text:span></text:p>
            <text:p><text:span text:style-name="T25">E</text:span></text:p>
            <text:p><text:span text:style-name="T25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6" draw:text-style-name="P36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6" draw:text-style-name="P11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6" draw:text-style-name="P11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2" draw:text-style-name="P3" draw:layer="layout" svg:x1="17.502cm" svg:y1="4.949cm" svg:x2="17.502cm" svg:y2="2.199cm">
          <text:p/>
        </draw:line>
        <draw:line draw:style-name="gr93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6" draw:text-style-name="P37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9" draw:text-style-name="P38" draw:layer="layout" svg:width="1.048cm" svg:height="4.989cm" svg:x="0.953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140" draw:text-style-name="P13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7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6" draw:text-style-name="P37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1" draw:text-style-name="P9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6" draw:text-style-name="P11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6" draw:text-style-name="P11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6" draw:text-style-name="P36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6" draw:text-style-name="P11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6" draw:text-style-name="P11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2" draw:text-style-name="P3" draw:layer="layout" svg:x1="17.502cm" svg:y1="4.949cm" svg:x2="17.502cm" svg:y2="2.199cm">
          <text:p/>
        </draw:line>
        <draw:line draw:style-name="gr93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6" draw:text-style-name="P37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9" draw:text-style-name="P38" draw:layer="layout" svg:width="1.048cm" svg:height="4.989cm" svg:x="0.953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140" draw:text-style-name="P13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7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1" draw:text-style-name="P9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6" draw:text-style-name="P11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6" draw:text-style-name="P11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8" draw:text-style-name="P38" draw:layer="layout" svg:width="1.073cm" svg:height="6.376cm" svg:x="1.245cm" svg:y="18.375cm">
          <draw:text-box>
            <text:p><text:span text:style-name="T25">M</text:span></text:p>
            <text:p><text:span text:style-name="T25">O</text:span></text:p>
            <text:p><text:span text:style-name="T25">N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>I</text:span></text:p>
            <text:p><text:span text:style-name="T25">S</text:span></text:p>
            <text:p><text:span text:style-name="T25">T</text:span></text:p>
            <text:p><text:span text:style-name="T25">I</text:span></text:p>
            <text:p><text:span text:style-name="T25">S</text:span></text:p>
            <text:p><text:span text:style-name="T25">K</text:span></text:p>
          </draw:text-box>
        </draw:frame>
        <draw:frame draw:style-name="gr142" draw:text-style-name="P38" draw:layer="layout" svg:width="1.048cm" svg:height="5.451cm" svg:x="2.044cm" svg:y="18.574cm">
          <draw:text-box>
            <text:p><text:span text:style-name="T25">K</text:span></text:p>
            <text:p><text:span text:style-name="T25">O</text:span></text:p>
            <text:p><text:span text:style-name="T25">N</text:span></text:p>
            <text:p><text:span text:style-name="T25">K</text:span></text:p>
            <text:p><text:span text:style-name="T25">U</text:span></text:p>
            <text:p><text:span text:style-name="T25">R</text:span></text:p>
            <text:p><text:span text:style-name="T25">R</text:span></text:p>
            <text:p><text:span text:style-name="T25">A</text:span></text:p>
            <text:p><text:span text:style-name="T25">N</text:span></text:p>
            <text:p><text:span text:style-name="T25">S</text:span></text:p>
            <text:p><text:span text:style-name="T25">E</text:span></text:p>
          </draw:text-box>
        </draw:frame>
        <draw:line draw:style-name="gr27" draw:text-style-name="P3" draw:layer="layout" svg:x1="1.001cm" svg:y1="16.995cm" svg:x2="20.591cm" svg:y2="16.995cm">
          <text:p/>
        </draw:line>
        <draw:line draw:style-name="gr121" draw:text-style-name="P3" draw:layer="layout" svg:x1="12.768cm" svg:y1="23.848cm" svg:x2="19.025cm" svg:y2="23.848cm">
          <text:p/>
        </draw:line>
        <draw:line draw:style-name="gr122" draw:text-style-name="P3" draw:layer="layout" svg:x1="12.767cm" svg:y1="23.849cm" svg:x2="12.767cm" svg:y2="19.099cm">
          <text:p/>
        </draw:line>
        <draw:frame draw:style-name="gr143" draw:text-style-name="P41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44" draw:text-style-name="P42" draw:layer="layout" svg:width="0.729cm" svg:height="1.726cm" svg:x="11.897cm" svg:y="19.659cm">
          <draw:text-box>
            <text:p/>
          </draw:text-box>
        </draw:frame>
        <draw:line draw:style-name="gr125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5" draw:text-style-name="P11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6" draw:text-style-name="P11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6" draw:text-style-name="P11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6" draw:text-style-name="P41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47" draw:text-style-name="P41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45" draw:text-style-name="P11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8" draw:text-style-name="P45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9" draw:text-style-name="P45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21" draw:text-style-name="P3" draw:layer="layout" svg:x1="4.49cm" svg:y1="23.85cm" svg:x2="10.747cm" svg:y2="23.85cm">
          <text:p/>
        </draw:line>
        <draw:line draw:style-name="gr122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3" draw:text-style-name="P41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44" draw:text-style-name="P42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5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6" draw:text-style-name="P3" draw:layer="layout" svg:x1="6.089cm" svg:y1="23.849cm" svg:x2="6.089cm" svg:y2="20.777cm">
          <text:p/>
        </draw:line>
        <draw:custom-shape draw:style-name="gr145" draw:text-style-name="P11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6" draw:text-style-name="P11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6" draw:text-style-name="P11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6" draw:text-style-name="P11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6" draw:text-style-name="P41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47" draw:text-style-name="P41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45" draw:text-style-name="P11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0" draw:text-style-name="P3" draw:layer="layout" svg:x1="14.8cm" svg:y1="8.8cm" svg:x2="8.197cm" svg:y2="14.812cm">
          <text:p/>
        </draw:line>
        <draw:line draw:style-name="gr150" draw:text-style-name="P3" draw:layer="layout" svg:x1="18.717cm" svg:y1="11.177cm" svg:x2="15.159cm" svg:y2="14.812cm">
          <text:p/>
        </draw:line>
        <draw:line draw:style-name="gr151" draw:text-style-name="P46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6" draw:text-style-name="P3" draw:layer="layout" svg:x1="13.669cm" svg:y1="23.857cm" svg:x2="13.694cm" svg:y2="21.715cm">
          <text:p/>
        </draw:line>
        <draw:frame draw:style-name="gr152" draw:text-style-name="P45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52" draw:text-style-name="P45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74" draw:text-style-name="P20" draw:layer="layout" svg:width="14.298cm" svg:height="1.275cm" svg:x="0.952cm" svg:y="0.356cm">
          <draw:text-box>
            <text:p><text:span text:style-name="T12">Ufullkommen konkurranse: Monopolistisk konkurranse</text:span></text:p>
          </draw:text-box>
        </draw:frame>
        <draw:frame draw:style-name="gr148" draw:text-style-name="P45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48" draw:text-style-name="P45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8" draw:text-style-name="P45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53" draw:text-style-name="P42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8" draw:text-style-name="P45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50" draw:text-style-name="P3" draw:layer="layout" svg:x1="15.601cm" svg:y1="8.8cm" svg:x2="8.998cm" svg:y2="14.812cm">
          <text:p/>
        </draw:line>
        <draw:frame draw:style-name="gr154" draw:text-style-name="P42" draw:layer="layout" svg:width="2.492cm" svg:height="0.489cm" svg:x="13.701cm" svg:y="7.601cm">
          <draw:text-box>
            <text:p>Monopol (kapittel 10)</text:p>
          </draw:text-box>
        </draw:frame>
        <draw:frame draw:style-name="gr155" draw:text-style-name="P42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6" draw:text-style-name="P42" draw:layer="layout" svg:width="2.678cm" svg:height="0.489cm" svg:x="15.002cm" svg:y="8.602cm">
          <draw:text-box>
            <text:p>Oligopol (ikke pensum)</text:p>
          </draw:text-box>
        </draw:frame>
        <draw:custom-shape draw:style-name="gr145" draw:text-style-name="P11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6.95cm" svg:y1="14.15cm" svg:x2="14.25cm" svg:y2="14.25cm">
          <text:p/>
        </draw:line>
        <draw:line draw:style-name="gr27" draw:text-style-name="P3" draw:layer="layout" svg:x1="10.5cm" svg:y1="14.25cm" svg:x2="10.5cm" svg:y2="11cm">
          <text:p/>
        </draw:line>
        <draw:frame draw:style-name="gr157" draw:text-style-name="P42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7" draw:text-style-name="P42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4cm" svg:x2="8.75cm" svg:y2="12cm">
          <text:p/>
        </draw:line>
        <draw:line draw:style-name="gr150" draw:text-style-name="P3" draw:layer="layout" svg:x1="13.65cm" svg:y1="12.3cm" svg:x2="11.75cm" svg:y2="13.5cm">
          <text:p/>
        </draw:line>
        <draw:custom-shape draw:style-name="gr158" draw:text-style-name="P11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7" draw:text-style-name="P11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9" draw:text-style-name="P38" draw:layer="layout" svg:width="1.048cm" svg:height="4.989cm" svg:x="1.152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7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59" draw:text-style-name="P23" draw:layer="layout" svg:width="4.67cm" svg:height="1.054cm" svg:x="2.51cm" svg:y="7.166cm">
          <draw:text-box>
            <text:p><text:span text:style-name="T13">Markedsmakt</text:span></text:p>
          </draw:text-box>
        </draw:frame>
        <draw:frame draw:style-name="gr50" draw:text-style-name="P23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0" draw:text-style-name="P23" draw:layer="layout" svg:width="3.355cm" svg:height="1.199cm" svg:x="15.001cm" svg:y="7.168cm">
          <draw:text-box>
            <text:p><text:span text:style-name="T13">Andre tilfeller </text:span></text:p>
          </draw:text-box>
        </draw:frame>
        <draw:frame draw:style-name="gr16" draw:text-style-name="P11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6" draw:text-style-name="P11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2" draw:text-style-name="P3" draw:layer="layout" svg:x1="17.648cm" svg:y1="5.24cm" svg:x2="17.648cm" svg:y2="2.49cm">
          <text:p/>
        </draw:line>
        <draw:line draw:style-name="gr93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6" draw:text-style-name="P37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0" draw:text-style-name="P13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7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6" draw:text-style-name="P37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1" draw:text-style-name="P9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6" draw:text-style-name="P11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6" draw:text-style-name="P11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6" draw:text-style-name="P11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2" draw:text-style-name="P3" draw:layer="layout" svg:x1="17.648cm" svg:y1="5.24cm" svg:x2="17.648cm" svg:y2="2.49cm">
          <text:p/>
        </draw:line>
        <draw:line draw:style-name="gr93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6" draw:text-style-name="P37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0" draw:text-style-name="P13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1" draw:text-style-name="P9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6" draw:text-style-name="P11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6" draw:text-style-name="P11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61" draw:text-style-name="P43" draw:layer="layout" svg:width="6cm" svg:height="4.526cm" svg:x="2cm" svg:y="17.75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>Andre tiltak som sikrer konkurranse 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62" draw:text-style-name="P45" draw:layer="layout" svg:width="7.005cm" svg:height="2.095cm" svg:x="7.825cm" svg:y="8.236cm">
          <draw:text-box>
            <text:p><text:span text:style-name="T35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74" draw:text-style-name="P20" draw:layer="layout" svg:width="13.25cm" svg:height="1.275cm" svg:x="0.75cm" svg:y="0.352cm">
          <draw:text-box>
            <text:p><text:span text:style-name="T12">Markedssvikt og offentlige virkemiddelbruk</text:span></text:p>
          </draw:text-box>
        </draw:frame>
        <draw:custom-shape draw:style-name="gr163" draw:text-style-name="P47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1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1" draw:text-style-name="P3" draw:layer="layout" svg:x1="3.028cm" svg:y1="14.061cm" svg:x2="7.046cm" svg:y2="14.061cm">
          <text:p/>
        </draw:line>
        <draw:line draw:style-name="gr122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64" draw:text-style-name="P42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6" draw:text-style-name="P11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26" draw:text-style-name="P3" draw:layer="layout" svg:x1="3.961cm" svg:y1="14.059cm" svg:x2="3.961cm" svg:y2="12.131cm">
          <text:p/>
        </draw:line>
        <draw:line draw:style-name="gr125" draw:text-style-name="P3" draw:layer="layout" svg:x1="3.028cm" svg:y1="12.164cm" svg:x2="4.032cm" svg:y2="12.164cm">
          <text:p/>
        </draw:line>
        <draw:frame draw:style-name="gr16" draw:text-style-name="P11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65" draw:text-style-name="P41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66" draw:text-style-name="P41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67" draw:text-style-name="P41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25" draw:text-style-name="P3" draw:layer="layout" svg:x1="3.028cm" svg:y1="12.666cm" svg:x2="4.032cm" svg:y2="12.666cm">
          <text:p/>
        </draw:line>
        <draw:frame draw:style-name="gr168" draw:text-style-name="P48" draw:layer="layout" svg:width="2.852cm" svg:height="1.076cm" svg:x="5.248cm" svg:y="12.126cm">
          <draw:text-box>
            <text:p><text:span text:style-name="T36">Samfunnsøkonomisk </text:span></text:p>
            <text:p><text:span text:style-name="T36">(dødvekts) tap</text:span></text:p>
          </draw:text-box>
        </draw:frame>
        <draw:line draw:style-name="gr137" draw:text-style-name="P3" draw:layer="layout" svg:x1="5.41cm" svg:y1="12.612cm" svg:x2="4.126cm" svg:y2="12.33cm">
          <text:p/>
        </draw:line>
        <draw:custom-shape draw:style-name="gr20" draw:text-style-name="P13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6" draw:text-style-name="P11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6" draw:text-style-name="P11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6" draw:text-style-name="P11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6" draw:text-style-name="P11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5" draw:text-style-name="P3" draw:layer="layout" svg:x1="2.963cm" svg:y1="12.352cm" svg:x2="3.967cm" svg:y2="12.352cm">
          <text:p/>
        </draw:line>
        <draw:frame draw:style-name="gr16" draw:text-style-name="P11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26" draw:text-style-name="P3" draw:layer="layout" svg:x1="18.781cm" svg:y1="5.257cm" svg:x2="18.765cm" svg:y2="4.003cm">
          <text:p/>
        </draw:line>
        <draw:frame draw:style-name="gr16" draw:text-style-name="P11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69" draw:text-style-name="P35" draw:layer="layout" svg:width="2.128cm" svg:height="0.726cm" svg:x="26.947cm" svg:y="10.422cm">
          <draw:text-box>
            <text:p><text:span text:style-name="T13">pensum</text:span></text:p>
          </draw:text-box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62" draw:text-style-name="P45" draw:layer="layout" svg:width="7.005cm" svg:height="2.095cm" svg:x="14.626cm" svg:y="8.48cm">
          <draw:text-box>
            <text:p><text:span text:style-name="T35">Kollektive goder:</text:span></text:p>
            <text:p><text:span text:style-name="T37">- Ikke rivaliserende</text:span></text:p>
            <text:p><text:span text:style-name="T37">- Ikke ekskluderende</text:span></text:p>
          </draw:text-box>
        </draw:frame>
        <draw:frame draw:style-name="gr162" draw:text-style-name="P45" draw:layer="layout" svg:width="7.005cm" svg:height="2.095cm" svg:x="14.527cm" svg:y="12.781cm">
          <draw:text-box>
            <text:p><text:span text:style-name="T35">Formyndergoder:</text:span></text:p>
            <text:p><text:span text:style-name="T37">Merit goods</text:span></text:p>
            <text:p><text:span text:style-name="T37">Merit bads</text:span></text:p>
          </draw:text-box>
        </draw:frame>
        <draw:frame draw:style-name="gr162" draw:text-style-name="P45" draw:layer="layout" svg:width="7.005cm" svg:height="2.095cm" svg:x="14.45cm" svg:y="13.95cm">
          <draw:text-box>
            <text:p><text:span text:style-name="T35">Ufullstendig informasjon</text:span></text:p>
            <text:p><text:span text:style-name="T37">- Assymterisk informasjon</text:span></text:p>
            <text:p><text:span text:style-name="T37">- Ufullstendig informasjon tilknyttet </text:span></text:p>
            <text:p><text:span text:style-name="T37">Godens beslutningsgrunnlag</text:span></text:p>
          </draw:text-box>
        </draw:frame>
        <draw:frame draw:style-name="gr162" draw:text-style-name="P45" draw:layer="layout" svg:width="7.005cm" svg:height="2.095cm" svg:x="14.585cm" svg:y="15.75cm">
          <draw:text-box>
            <text:p><text:span text:style-name="T35">Kollektive goder</text:span></text:p>
            <text:p><text:span text:style-name="T37">- Offentlige bør produsere inntil </text:span></text:p>
            <text:p><text:span text:style-name="T37">Summan av mbv er lik grensekostnad</text:span></text:p>
          </draw:text-box>
        </draw:frame>
        <draw:frame draw:style-name="gr162" draw:text-style-name="P45" draw:layer="layout" svg:width="7.005cm" svg:height="2.095cm" svg:x="14.495cm" svg:y="24.255cm">
          <draw:text-box>
            <text:p><text:span text:style-name="T35">Formyndergoder</text:span></text:p>
            <text:p><text:span text:style-name="T37">Økt skatt eller redusert skatt</text:span></text:p>
          </draw:text-box>
        </draw:frame>
        <draw:frame draw:style-name="gr162" draw:text-style-name="P45" draw:layer="layout" svg:width="7.005cm" svg:height="2.095cm" svg:x="14.428cm" svg:y="25.682cm">
          <draw:text-box>
            <text:p><text:span text:style-name="T35">Ufullstendig informasjon</text:span></text:p>
            <text:p><text:span text:style-name="T37">Offentlige kan forbedre informasjons</text:span></text:p>
            <text:p><text:span text:style-name="T37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70" draw:text-style-name="P3" draw:layer="layout" svg:x1="8.5cm" svg:y1="14.65cm" svg:x2="14cm" svg:y2="14.65cm">
          <text:p/>
        </draw:line>
        <draw:line draw:style-name="gr171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6" draw:text-style-name="P11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6" draw:text-style-name="P11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6" draw:text-style-name="P11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72" draw:text-style-name="P49" draw:layer="layout" svg:x1="10cm" svg:y1="14.5cm" svg:x2="10.081cm" svg:y2="13.24cm">
          <text:p text:style-name="P11"><text:span text:style-name="T1">c</text:span></text:p>
        </draw:line>
        <draw:line draw:style-name="gr172" draw:text-style-name="P49" draw:layer="layout" svg:x1="8.329cm" svg:y1="13.253cm" svg:x2="10cm" svg:y2="13.25cm">
          <text:p text:style-name="P11"><text:span text:style-name="T1">c</text:span></text:p>
        </draw:line>
        <draw:frame draw:style-name="gr173" draw:text-style-name="P50" draw:layer="layout" svg:width="0.334cm" svg:height="0.47cm" svg:x="14.058cm" svg:y="14.426cm">
          <draw:object xlink:href="./Object 518" xlink:type="simple" xlink:show="embed" xlink:actuate="onLoad">
            <loext:p text:style-name="P11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6" draw:text-style-name="P11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6" draw:text-style-name="P11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6" draw:text-style-name="P11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70" draw:text-style-name="P3" draw:layer="layout" svg:x1="8.5cm" svg:y1="20.55cm" svg:x2="14cm" svg:y2="20.55cm">
          <text:p/>
        </draw:line>
        <draw:line draw:style-name="gr171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3cm" svg:x2="13.1cm" svg:y2="15.8cm">
          <text:p/>
        </draw:line>
        <draw:frame draw:style-name="gr16" draw:text-style-name="P11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6" draw:text-style-name="P11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6" draw:text-style-name="P11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72" draw:text-style-name="P49" draw:layer="layout" svg:x1="9.5cm" svg:y1="20.4cm" svg:x2="9.5cm" svg:y2="18.75cm">
          <text:p text:style-name="P11"><text:span text:style-name="T1">c</text:span></text:p>
        </draw:line>
        <draw:line draw:style-name="gr172" draw:text-style-name="P49" draw:layer="layout" svg:x1="8.329cm" svg:y1="18.553cm" svg:x2="9.5cm" svg:y2="18.55cm">
          <text:p text:style-name="P11"><text:span text:style-name="T1">c</text:span></text:p>
        </draw:line>
        <draw:frame draw:style-name="gr173" draw:text-style-name="P50" draw:layer="layout" svg:width="0.334cm" svg:height="0.47cm" svg:x="14.058cm" svg:y="20.526cm">
          <draw:object xlink:href="./Object 525" xlink:type="simple" xlink:show="embed" xlink:actuate="onLoad">
            <loext:p text:style-name="P11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6" draw:text-style-name="P11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6" draw:text-style-name="P11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6" draw:text-style-name="P11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63" draw:text-style-name="P47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0" draw:text-style-name="P3" draw:layer="layout" svg:x1="8.5cm" svg:y1="26.125cm" svg:x2="14cm" svg:y2="26.125cm">
          <text:p/>
        </draw:line>
        <draw:line draw:style-name="gr171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6" draw:text-style-name="P11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6" draw:text-style-name="P11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6" draw:text-style-name="P11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74" draw:text-style-name="P49" draw:layer="layout" svg:x1="9.5cm" svg:y1="26.175cm" svg:x2="9.5cm" svg:y2="22.75cm">
          <text:p text:style-name="P11"><text:span text:style-name="T1">c</text:span></text:p>
        </draw:line>
        <draw:line draw:style-name="gr172" draw:text-style-name="P49" draw:layer="layout" svg:x1="8.329cm" svg:y1="24.728cm" svg:x2="10cm" svg:y2="24.725cm">
          <text:p text:style-name="P11"><text:span text:style-name="T1">c</text:span></text:p>
        </draw:line>
        <draw:frame draw:style-name="gr16" draw:text-style-name="P11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6" draw:text-style-name="P11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6" draw:text-style-name="P11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75" draw:text-style-name="P51" draw:layer="layout" svg:width="4.598cm" svg:height="0.937cm" svg:x="7.752cm" svg:y="15.453cm">
          <draw:text-box>
            <text:p><text:span text:style-name="T38">Avgifter og subsidider</text:span></text:p>
          </draw:text-box>
        </draw:frame>
        <draw:frame draw:style-name="gr176" draw:text-style-name="P51" draw:layer="layout" svg:width="4.847cm" svg:height="1.28cm" svg:x="8.153cm" svg:y="21.054cm">
          <draw:text-box>
            <text:p><text:span text:style-name="T38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50" draw:text-style-name="P23" draw:layer="layout" svg:width="6.49cm" svg:height="1.054cm" draw:transform="rotate (-1.58824961931484) translate (1.909cm 15.661cm)">
          <draw:text-box>
            <text:p><text:span text:style-name="T13">Løsninger</text:span></text:p>
          </draw:text-box>
        </draw:frame>
        <draw:frame draw:style-name="gr50" draw:text-style-name="P23" draw:layer="layout" svg:width="6.49cm" svg:height="1.054cm" draw:transform="rotate (-1.58824961931484) translate (1.909cm 8.662cm)">
          <draw:text-box>
            <text:p><text:span text:style-name="T13">Markedssvikt</text:span></text:p>
          </draw:text-box>
        </draw:frame>
        <draw:frame draw:style-name="gr16" draw:text-style-name="P11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77" draw:text-style-name="P3" draw:layer="layout" svg:x1="15cm" svg:y1="18.55cm" svg:x2="17.25cm" svg:y2="18.55cm">
          <text:p/>
        </draw:line>
        <draw:line draw:style-name="gr178" draw:text-style-name="P3" draw:layer="layout" svg:x1="15cm" svg:y1="18.55cm" svg:x2="15cm" svg:y2="17.05cm">
          <text:p/>
        </draw:line>
        <draw:line draw:style-name="gr177" draw:text-style-name="P3" draw:layer="layout" svg:x1="14.925cm" svg:y1="20.925cm" svg:x2="17.175cm" svg:y2="20.925cm">
          <text:p/>
        </draw:line>
        <draw:line draw:style-name="gr178" draw:text-style-name="P3" draw:layer="layout" svg:x1="14.925cm" svg:y1="20.925cm" svg:x2="14.925cm" svg:y2="19.425cm">
          <text:p/>
        </draw:line>
        <draw:line draw:style-name="gr177" draw:text-style-name="P3" draw:layer="layout" svg:x1="14.925cm" svg:y1="23.125cm" svg:x2="17.175cm" svg:y2="23.125cm">
          <text:p/>
        </draw:line>
        <draw:line draw:style-name="gr178" draw:text-style-name="P3" draw:layer="layout" svg:x1="14.925cm" svg:y1="23.125cm" svg:x2="14.925cm" svg:y2="21.625cm">
          <text:p/>
        </draw:line>
        <draw:custom-shape draw:style-name="gr179" draw:text-style-name="P11" draw:layer="layout" svg:width="0.5cm" svg:height="0.5cm" svg:x="14.9cm" svg:y="22.65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1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1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1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1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1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6" draw:text-style-name="P11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6" draw:text-style-name="P11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6" draw:text-style-name="P11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6" draw:text-style-name="P11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6" draw:text-style-name="P11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6" draw:text-style-name="P11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73" draw:text-style-name="P50" draw:layer="layout" svg:width="0.334cm" svg:height="0.47cm" svg:x="17.558cm" svg:y="18.326cm">
          <draw:object xlink:href="./Object 570" xlink:type="simple" xlink:show="embed" xlink:actuate="onLoad">
            <loext:p text:style-name="P11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73" draw:text-style-name="P50" draw:layer="layout" svg:width="0.334cm" svg:height="0.47cm" svg:x="17.558cm" svg:y="20.726cm">
          <draw:object xlink:href="./Object 571" xlink:type="simple" xlink:show="embed" xlink:actuate="onLoad">
            <loext:p text:style-name="P11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73" draw:text-style-name="P50" draw:layer="layout" svg:width="0.334cm" svg:height="0.47cm" svg:x="17.558cm" svg:y="22.926cm">
          <draw:object xlink:href="./Object 572" xlink:type="simple" xlink:show="embed" xlink:actuate="onLoad">
            <loext:p text:style-name="P11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6" draw:text-style-name="P11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6" draw:text-style-name="P11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6" draw:text-style-name="P11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6" draw:text-style-name="P11" draw:layer="layout" svg:width="1.087cm" svg:height="0.53cm" svg:x="15.158cm" svg:y="22.4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73" draw:text-style-name="P50" draw:layer="layout" svg:width="0.334cm" svg:height="0.47cm" svg:x="14.058cm" svg:y="25.926cm">
          <draw:object xlink:href="./Object 577" xlink:type="simple" xlink:show="embed" xlink:actuate="onLoad">
            <loext:p text:style-name="P11">
              <text:span text:style-name="T1">c</text:span>
            </loext:p>
          </draw:object>
          <draw:image xlink:href="./ObjectReplacements/Object 57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3" draw:text-style-name="P20" draw:layer="layout" svg:width="7.249cm" svg:height="1.109cm" svg:x="0.749cm" svg:y="0.351cm">
          <draw:text-box>
            <text:p><text:span text:style-name="T12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80" draw:text-style-name="P38" draw:layer="layout" svg:width="1.073cm" svg:height="4.064cm" svg:x="0.954cm" svg:y="6.864cm">
          <draw:text-box>
            <text:p><text:span text:style-name="T25">1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80" draw:text-style-name="P38" draw:layer="layout" svg:width="1.073cm" svg:height="4.064cm" svg:x="0.955cm" svg:y="12.065cm">
          <draw:text-box>
            <text:p><text:span text:style-name="T25">2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frame draw:style-name="gr180" draw:text-style-name="P38" draw:layer="layout" svg:width="1.073cm" svg:height="4.064cm" svg:x="0.955cm" svg:y="16.62cm">
          <draw:text-box>
            <text:p><text:span text:style-name="T25">3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custom-shape draw:style-name="gr181" draw:text-style-name="P11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7" draw:text-style-name="P3" draw:layer="layout" svg:x1="2.708cm" svg:y1="13.74cm" svg:x2="8.207cm" svg:y2="13.74cm">
          <text:p/>
        </draw:line>
        <draw:custom-shape draw:style-name="gr181" draw:text-style-name="P11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2" draw:text-style-name="P52" draw:layer="layout" svg:width="11.119cm" svg:height="2.764cm" svg:x="1.894cm" svg:y="2.496cm">
          <draw:text-box>
            <text:list text:style-name="L2">
              <text:list-item>
                <text:p><text:span text:style-name="T36">- <text:s text:c="2"/>Forskjellige etterspørrere (eller gruppe av etterspørre) må ha ulik marginal betalingsvillighet (MBV).</text:span></text:p>
              </text:list-item>
              <text:list-item>
                <text:p><text:span text:style-name="T36">- <text:s text:c="2"/>Produsentene må mulighet til å </text:span><text:span text:style-name="T39">skille</text:span><text:span text:style-name="T36"> de forskjellige etterspørrere fra hverandre.</text:span></text:p>
              </text:list-item>
              <text:list-item>
                <text:p><text:span text:style-name="T36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9" draw:text-style-name="P38" draw:layer="layout" svg:width="1.048cm" svg:height="4.989cm" svg:x="0.955cm" svg:y="1.001cm">
          <draw:text-box>
            <text:p><text:span text:style-name="T25">F</text:span></text:p>
            <text:p><text:span text:style-name="T25">O</text:span></text:p>
            <text:p><text:span text:style-name="T25">R</text:span></text:p>
            <text:p><text:span text:style-name="T25">U</text:span></text:p>
            <text:p><text:span text:style-name="T25">T</text:span></text:p>
            <text:p><text:span text:style-name="T25">S</text:span></text:p>
            <text:p><text:span text:style-name="T25">E</text:span></text:p>
            <text:p><text:span text:style-name="T25">T</text:span></text:p>
            <text:p><text:span text:style-name="T25">N</text:span></text:p>
            <text:p><text:span text:style-name="T25"/></text:p>
          </draw:text-box>
        </draw:frame>
        <draw:frame draw:style-name="gr183" draw:text-style-name="P45" draw:layer="layout" svg:width="14.58cm" svg:height="1.057cm" svg:x="1.968cm" svg:y="1.37cm">
          <draw:text-box>
            <text:p><text:span text:style-name="T34">Vi har </text:span><text:span text:style-name="T40">prisdiskriminering</text:span><text:span text:style-name="T35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84" draw:text-style-name="P11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1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1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1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1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1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1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1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5" draw:text-style-name="P45" draw:layer="layout" svg:width="6.522cm" svg:height="0.711cm" svg:x="2.524cm" svg:y="5.943cm">
          <draw:text-box>
            <text:p><text:span text:style-name="T34">Sorteringsmekanisme: Individuelle sortering</text:span></text:p>
          </draw:text-box>
        </draw:frame>
        <draw:frame draw:style-name="gr186" draw:text-style-name="P45" draw:layer="layout" svg:width="5.489cm" svg:height="0.711cm" svg:x="2.524cm" svg:y="11.761cm">
          <draw:text-box>
            <text:p><text:span text:style-name="T34">Sorteringsmekanisme: Selvsortering</text:span></text:p>
          </draw:text-box>
        </draw:frame>
        <draw:frame draw:style-name="gr152" draw:text-style-name="P45" draw:layer="layout" svg:width="4.497cm" svg:height="1.057cm" svg:x="1.653cm" svg:y="20.832cm">
          <draw:text-box>
            <text:p><text:span text:style-name="T34">Segment 1:</text:span></text:p>
            <text:p><text:span text:style-name="T34">Prisufølsomme etterspørrere</text:span></text:p>
          </draw:text-box>
        </draw:frame>
        <draw:frame draw:style-name="gr187" draw:text-style-name="P45" draw:layer="layout" svg:width="4.67cm" svg:height="1.057cm" svg:x="7.607cm" svg:y="20.923cm">
          <draw:text-box>
            <text:p><text:span text:style-name="T34">Segment 2: </text:span></text:p>
            <text:p><text:span text:style-name="T34">Prisfølsomme etterspørrere</text:span></text:p>
          </draw:text-box>
        </draw:frame>
        <draw:frame draw:style-name="gr188" draw:text-style-name="P45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89" draw:text-style-name="P45" draw:layer="layout" svg:width="2.992cm" svg:height="0.711cm" svg:x="8.478cm" svg:y="12.644cm">
          <draw:text-box>
            <text:p><text:span text:style-name="T34">Eks. Småkunder</text:span></text:p>
          </draw:text-box>
        </draw:frame>
        <draw:frame draw:style-name="gr190" draw:text-style-name="P45" draw:layer="layout" svg:width="2.923cm" svg:height="0.711cm" svg:x="8.478cm" svg:y="14.116cm">
          <draw:text-box>
            <text:p><text:span text:style-name="T34">Eks. Storkunder</text:span></text:p>
          </draw:text-box>
        </draw:frame>
        <draw:frame draw:style-name="gr191" draw:text-style-name="P45" draw:layer="layout" svg:width="5.112cm" svg:height="0.711cm" svg:x="2.524cm" svg:y="16.505cm">
          <draw:text-box>
            <text:p><text:span text:style-name="T34">Sorteringsmekanisme:Separering</text:span></text:p>
          </draw:text-box>
        </draw:frame>
        <draw:frame draw:style-name="gr192" draw:text-style-name="P45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90" draw:text-style-name="P45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21" draw:text-style-name="P3" draw:layer="layout" svg:x1="14.385cm" svg:y1="26.305cm" svg:x2="19.659cm" svg:y2="26.373cm">
          <text:p/>
        </draw:line>
        <draw:line draw:style-name="gr122" draw:text-style-name="P3" draw:layer="layout" svg:x1="14.361cm" svg:y1="26.375cm" svg:x2="14.31cm" svg:y2="22.282cm">
          <text:p/>
        </draw:line>
        <draw:frame draw:style-name="gr144" draw:text-style-name="P42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5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6" draw:text-style-name="P3" draw:layer="layout" svg:x1="15.884cm" svg:y1="26.407cm" svg:x2="15.884cm" svg:y2="24.027cm">
          <text:p/>
        </draw:line>
        <draw:frame draw:style-name="gr16" draw:text-style-name="P11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6" draw:text-style-name="P11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6" draw:text-style-name="P11" draw:layer="layout" svg:width="0.539cm" svg:height="0.336cm" svg:x="15.683cm" svg:y="26.4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43" draw:text-style-name="P53" draw:layer="layout" svg:width="2.1cm" svg:height="1.04cm" svg:x="19.278cm" svg:y="24.902cm">
          <draw:text-box>
            <text:p><text:span text:style-name="T41">S=GK</text:span></text:p>
          </draw:text-box>
        </draw:frame>
        <draw:frame draw:style-name="gr143" draw:text-style-name="P53" draw:layer="layout" svg:width="2.1cm" svg:height="1.04cm" svg:x="16.229cm" svg:y="25.631cm">
          <draw:text-box>
            <text:p><text:span text:style-name="T41">GI</text:span></text:p>
          </draw:text-box>
        </draw:frame>
        <draw:frame draw:style-name="gr143" draw:text-style-name="P53" draw:layer="layout" svg:width="2.1cm" svg:height="1.04cm" svg:x="18.262cm" svg:y="25.485cm">
          <draw:text-box>
            <text:p><text:span text:style-name="T41">E=MBV</text:span></text:p>
          </draw:text-box>
        </draw:frame>
        <draw:custom-shape draw:style-name="gr145" draw:text-style-name="P11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1" draw:text-style-name="P3" draw:layer="layout" svg:x1="7.986cm" svg:y1="26.306cm" svg:x2="13.26cm" svg:y2="26.374cm">
          <text:p/>
        </draw:line>
        <draw:line draw:style-name="gr122" draw:text-style-name="P3" draw:layer="layout" svg:x1="7.962cm" svg:y1="26.376cm" svg:x2="7.911cm" svg:y2="22.283cm">
          <text:p/>
        </draw:line>
        <draw:frame draw:style-name="gr144" draw:text-style-name="P42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6" draw:text-style-name="P3" draw:layer="layout" svg:x1="9.785cm" svg:y1="26.408cm" svg:x2="9.785cm" svg:y2="24.028cm">
          <text:p/>
        </draw:line>
        <draw:frame draw:style-name="gr16" draw:text-style-name="P11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6" draw:text-style-name="P11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3" draw:text-style-name="P53" draw:layer="layout" svg:width="2.1cm" svg:height="1.04cm" svg:x="10.13cm" svg:y="25.632cm">
          <draw:text-box>
            <text:p><text:span text:style-name="T41">GI</text:span></text:p>
          </draw:text-box>
        </draw:frame>
        <draw:frame draw:style-name="gr143" draw:text-style-name="P53" draw:layer="layout" svg:width="2.1cm" svg:height="1.04cm" svg:x="11.863cm" svg:y="25.486cm">
          <draw:text-box>
            <text:p><text:span text:style-name="T41">E=MBV</text:span></text:p>
          </draw:text-box>
        </draw:frame>
        <draw:custom-shape draw:style-name="gr145" draw:text-style-name="P11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1" draw:text-style-name="P3" draw:layer="layout" svg:x1="2.086cm" svg:y1="26.306cm" svg:x2="7.36cm" svg:y2="26.374cm">
          <text:p/>
        </draw:line>
        <draw:line draw:style-name="gr122" draw:text-style-name="P3" draw:layer="layout" svg:x1="2.062cm" svg:y1="26.376cm" svg:x2="2.011cm" svg:y2="22.283cm">
          <text:p/>
        </draw:line>
        <draw:frame draw:style-name="gr144" draw:text-style-name="P42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6" draw:text-style-name="P3" draw:layer="layout" svg:x1="2.985cm" svg:y1="26.408cm" svg:x2="2.985cm" svg:y2="24.028cm">
          <text:p/>
        </draw:line>
        <draw:frame draw:style-name="gr16" draw:text-style-name="P11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6" draw:text-style-name="P11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6" draw:text-style-name="P11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3" draw:text-style-name="P53" draw:layer="layout" svg:width="2.1cm" svg:height="1.04cm" svg:x="3.03cm" svg:y="25.632cm">
          <draw:text-box>
            <text:p><text:span text:style-name="T41">GI</text:span></text:p>
          </draw:text-box>
        </draw:frame>
        <draw:frame draw:style-name="gr143" draw:text-style-name="P53" draw:layer="layout" svg:width="2.1cm" svg:height="1.04cm" svg:x="4.263cm" svg:y="25.486cm">
          <draw:text-box>
            <text:p><text:span text:style-name="T41">E=MBV</text:span></text:p>
          </draw:text-box>
        </draw:frame>
        <draw:custom-shape draw:style-name="gr145" draw:text-style-name="P11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8cm" svg:y1="24.485cm" svg:x2="9.801cm" svg:y2="24.466cm">
          <text:p/>
        </draw:line>
        <draw:frame draw:style-name="gr143" draw:text-style-name="P53" draw:layer="layout" svg:width="2.1cm" svg:height="1.04cm" svg:x="12.878cm" svg:y="24.902cm">
          <draw:text-box>
            <text:p><text:span text:style-name="T41">S=GK</text:span></text:p>
          </draw:text-box>
        </draw:frame>
        <draw:frame draw:style-name="gr143" draw:text-style-name="P53" draw:layer="layout" svg:width="2.1cm" svg:height="1.04cm" svg:x="6.278cm" svg:y="24.902cm">
          <draw:text-box>
            <text:p><text:span text:style-name="T41">S=GK</text:span></text:p>
          </draw:text-box>
        </draw:frame>
        <draw:line draw:style-name="gr27" draw:text-style-name="P3" draw:layer="layout" svg:x1="2.1cm" svg:y1="23.984cm" svg:x2="3cm" svg:y2="24cm">
          <text:p/>
        </draw:line>
        <draw:frame draw:style-name="gr16" draw:text-style-name="P11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6" draw:text-style-name="P11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6" draw:text-style-name="P11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6" draw:text-style-name="P11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81" draw:text-style-name="P11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1" draw:text-style-name="P11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74" draw:text-style-name="P20" draw:layer="layout" svg:width="10.25cm" svg:height="1.275cm" svg:x="0.75cm" svg:y="0.352cm">
          <draw:text-box>
            <text:p><text:span text:style-name="T12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674cm" svg:y1="20.451cm" svg:x2="6.6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.05cm" svg:x2="20.591cm" svg:y2="2.998cm">
          <text:p/>
        </draw:line>
        <draw:line draw:style-name="gr12" draw:text-style-name="P3" draw:layer="layout" svg:x1="1.403cm" svg:y1="8.55cm" svg:x2="6.253cm" svg:y2="8.6cm">
          <text:p/>
        </draw:line>
        <draw:line draw:style-name="gr12" draw:text-style-name="P3" draw:layer="layout" svg:x1="1.409cm" svg:y1="8.554cm" svg:x2="1.403cm" svg:y2="4.85cm">
          <text:p/>
        </draw:line>
        <draw:frame draw:style-name="gr16" draw:text-style-name="P11" draw:layer="layout" svg:width="0.436cm" svg:height="0.47cm" svg:x="6.1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11" draw:layer="layout" svg:width="0.496cm" svg:height="0.47cm" svg:x="1.1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4cm" svg:y1="8.3cm" svg:x2="4.65cm" svg:y2="5.8cm">
          <text:p/>
        </draw:line>
        <draw:line draw:style-name="gr3" draw:text-style-name="P3" draw:layer="layout" svg:x1="1.45cm" svg:y1="5.8cm" svg:x2="5.4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6" draw:text-style-name="P11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6" draw:text-style-name="P11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4" draw:text-style-name="P21" draw:layer="layout" svg:width="6.695cm" svg:height="1.199cm" svg:x="0.906cm" svg:y="0.951cm">
          <draw:text-box>
            <text:p><text:span text:style-name="T13">Autarki</text:span></text:p>
          </draw:text-box>
        </draw:frame>
        <draw:frame draw:style-name="gr44" draw:text-style-name="P21" draw:layer="layout" svg:width="6.695cm" svg:height="1.199cm" svg:x="6.506cm" svg:y="0.951cm">
          <draw:text-box>
            <text:p><text:span text:style-name="T13">Fri handel</text:span></text:p>
          </draw:text-box>
        </draw:frame>
        <draw:frame draw:style-name="gr44" draw:text-style-name="P21" draw:layer="layout" svg:width="6.695cm" svg:height="1.199cm" svg:x="13.907cm" svg:y="0.952cm">
          <draw:text-box>
            <text:p><text:span text:style-name="T13">Med toll</text:span></text:p>
          </draw:text-box>
        </draw:frame>
        <draw:frame draw:style-name="gr193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3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2" draw:text-style-name="P3" draw:layer="layout" svg:x1="1.401cm" svg:y1="6.95cm" svg:x2="3.151cm" svg:y2="6.95cm">
          <text:p/>
        </draw:line>
        <draw:line draw:style-name="gr72" draw:text-style-name="P3" draw:layer="layout" svg:x1="7.601cm" svg:y1="7.05cm" svg:x2="9.351cm" svg:y2="7.05cm">
          <text:p/>
        </draw:line>
        <draw:line draw:style-name="gr72" draw:text-style-name="P3" draw:layer="layout" svg:x1="14.601cm" svg:y1="7.05cm" svg:x2="16.351cm" svg:y2="7.05cm">
          <text:p/>
        </draw:line>
        <draw:frame draw:style-name="gr16" draw:text-style-name="P11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6" draw:text-style-name="P11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3" draw:text-style-name="P41" draw:layer="layout" svg:width="2.1cm" svg:height="1.04cm" svg:x="4.439cm" svg:y="5.113cm">
          <draw:text-box>
            <text:p><text:span text:style-name="T26">S</text:span></text:p>
          </draw:text-box>
        </draw:frame>
        <draw:frame draw:style-name="gr143" draw:text-style-name="P41" draw:layer="layout" svg:width="2.1cm" svg:height="1.04cm" svg:x="5.039cm" svg:y="7.913cm">
          <draw:text-box>
            <text:p><text:span text:style-name="T26">D</text:span></text:p>
          </draw:text-box>
        </draw:frame>
        <draw:frame draw:style-name="gr143" draw:text-style-name="P41" draw:layer="layout" svg:width="2.1cm" svg:height="1.04cm" svg:x="10.639cm" svg:y="5.113cm">
          <draw:text-box>
            <text:p><text:span text:style-name="T26">S</text:span></text:p>
          </draw:text-box>
        </draw:frame>
        <draw:frame draw:style-name="gr143" draw:text-style-name="P41" draw:layer="layout" svg:width="2.1cm" svg:height="1.04cm" svg:x="10.939cm" svg:y="7.913cm">
          <draw:text-box>
            <text:p><text:span text:style-name="T26">D</text:span></text:p>
          </draw:text-box>
        </draw:frame>
        <draw:frame draw:style-name="gr143" draw:text-style-name="P41" draw:layer="layout" svg:width="2.1cm" svg:height="1.04cm" svg:x="17.739cm" svg:y="5.113cm">
          <draw:text-box>
            <text:p><text:span text:style-name="T26">S</text:span></text:p>
          </draw:text-box>
        </draw:frame>
        <draw:frame draw:style-name="gr143" draw:text-style-name="P41" draw:layer="layout" svg:width="2.1cm" svg:height="1.04cm" svg:x="18.439cm" svg:y="7.913cm">
          <draw:text-box>
            <text:p><text:span text:style-name="T26">D</text:span></text:p>
          </draw:text-box>
        </draw:frame>
        <draw:frame draw:style-name="gr193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0" draw:text-style-name="P38" draw:layer="layout" svg:width="1.073cm" svg:height="4.064cm" svg:x="0.955cm" svg:y="12.064cm">
          <draw:text-box>
            <text:p><text:span text:style-name="T25">V</text:span></text:p>
            <text:p><text:span text:style-name="T25">E</text:span></text:p>
            <text:p><text:span text:style-name="T25">L</text:span></text:p>
            <text:p><text:span text:style-name="T25">F</text:span></text:p>
            <text:p><text:span text:style-name="T25">E</text:span></text:p>
            <text:p><text:span text:style-name="T25">R</text:span></text:p>
            <text:p><text:span text:style-name="T25">D</text:span></text:p>
            <text:p><text:span text:style-name="T25"/></text:p>
          </draw:text-box>
        </draw:frame>
        <draw:frame draw:style-name="gr180" draw:text-style-name="P38" draw:layer="layout" svg:width="1.073cm" svg:height="4.064cm" svg:x="6.556cm" svg:y="12.164cm">
          <draw:text-box>
            <text:p><text:span text:style-name="T25">V</text:span></text:p>
            <text:p><text:span text:style-name="T25">E</text:span></text:p>
            <text:p><text:span text:style-name="T25">L</text:span></text:p>
            <text:p><text:span text:style-name="T25">F</text:span></text:p>
            <text:p><text:span text:style-name="T25">E</text:span></text:p>
            <text:p><text:span text:style-name="T25">R</text:span></text:p>
            <text:p><text:span text:style-name="T25">D</text:span></text:p>
            <text:p><text:span text:style-name="T25"/></text:p>
          </draw:text-box>
        </draw:frame>
        <draw:frame draw:style-name="gr180" draw:text-style-name="P38" draw:layer="layout" svg:width="1.073cm" svg:height="4.064cm" svg:x="13.356cm" svg:y="12.164cm">
          <draw:text-box>
            <text:p><text:span text:style-name="T25">V</text:span></text:p>
            <text:p><text:span text:style-name="T25">E</text:span></text:p>
            <text:p><text:span text:style-name="T25">L</text:span></text:p>
            <text:p><text:span text:style-name="T25">F</text:span></text:p>
            <text:p><text:span text:style-name="T25">E</text:span></text:p>
            <text:p><text:span text:style-name="T25">R</text:span></text:p>
            <text:p><text:span text:style-name="T25">D</text:span></text:p>
            <text:p><text:span text:style-name="T25"/></text:p>
          </draw:text-box>
        </draw:frame>
        <draw:frame draw:style-name="gr143" draw:text-style-name="P41" draw:layer="layout" svg:width="2.1cm" svg:height="1.04cm" svg:x="2.839cm" svg:y="6.313cm">
          <draw:text-box>
            <text:p><text:span text:style-name="T26">A</text:span></text:p>
          </draw:text-box>
        </draw:frame>
        <draw:frame draw:style-name="gr143" draw:text-style-name="P41" draw:layer="layout" svg:width="2.1cm" svg:height="1.04cm" svg:x="1.439cm" svg:y="6.313cm">
          <draw:text-box>
            <text:p><text:span text:style-name="T26">a</text:span></text:p>
          </draw:text-box>
        </draw:frame>
        <draw:frame draw:style-name="gr143" draw:text-style-name="P41" draw:layer="layout" svg:width="2.1cm" svg:height="1.04cm" svg:x="1.439cm" svg:y="7.113cm">
          <draw:text-box>
            <text:p><text:span text:style-name="T26">b</text:span></text:p>
          </draw:text-box>
        </draw:frame>
        <draw:frame draw:style-name="gr143" draw:text-style-name="P41" draw:layer="layout" svg:width="2.1cm" svg:height="1.04cm" svg:x="4.439cm" svg:y="5.113cm">
          <draw:text-box>
            <text:p><text:span text:style-name="T26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6" draw:text-style-name="P11" draw:layer="layout" svg:width="0.665cm" svg:height="0.53cm" svg:x="0.8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6" draw:text-style-name="P11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6" draw:text-style-name="P11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6" draw:text-style-name="P11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9cm" svg:x2="10.7cm" svg:y2="7.9cm">
          <text:p/>
        </draw:line>
        <draw:frame draw:style-name="gr16" draw:text-style-name="P11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6" draw:text-style-name="P11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6" draw:text-style-name="P11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7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6" draw:text-style-name="P11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6" draw:text-style-name="P11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6" draw:text-style-name="P11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6" draw:text-style-name="P11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6" draw:text-style-name="P11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6" draw:text-style-name="P11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2" draw:text-style-name="P3" draw:layer="layout" svg:x1="15.144cm" svg:y1="8.753cm" svg:x2="15.158cm" svg:y2="7.897cm">
          <text:p/>
        </draw:line>
        <draw:line draw:style-name="gr72" draw:text-style-name="P3" draw:layer="layout" svg:x1="15.776cm" svg:y1="8.651cm" svg:x2="15.776cm" svg:y2="7.3cm">
          <text:p/>
        </draw:line>
        <draw:line draw:style-name="gr72" draw:text-style-name="P3" draw:layer="layout" svg:x1="17.544cm" svg:y1="8.653cm" svg:x2="17.558cm" svg:y2="7.797cm">
          <text:p/>
        </draw:line>
        <draw:line draw:style-name="gr72" draw:text-style-name="P3" draw:layer="layout" svg:x1="16.876cm" svg:y1="8.652cm" svg:x2="16.876cm" svg:y2="7.301cm">
          <text:p/>
        </draw:line>
        <draw:line draw:style-name="gr72" draw:text-style-name="P3" draw:layer="layout" svg:x1="8.144cm" svg:y1="8.653cm" svg:x2="8.158cm" svg:y2="7.797cm">
          <text:p/>
        </draw:line>
        <draw:line draw:style-name="gr72" draw:text-style-name="P3" draw:layer="layout" svg:x1="10.644cm" svg:y1="8.653cm" svg:x2="10.658cm" svg:y2="7.797cm">
          <text:p/>
        </draw:line>
        <draw:frame draw:style-name="gr16" draw:text-style-name="P11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4" draw:text-style-name="P11" draw:layer="layout" svg:x1="8.15cm" svg:y1="8.75cm" svg:x2="10.65cm" svg:y2="8.75cm">
          <text:p/>
        </draw:line>
        <draw:frame draw:style-name="gr16" draw:text-style-name="P11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4" draw:text-style-name="P11" draw:layer="layout" svg:x1="15.85cm" svg:y1="8.75cm" svg:x2="16.95cm" svg:y2="8.75cm">
          <text:p/>
        </draw:line>
        <draw:frame draw:style-name="gr16" draw:text-style-name="P11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05T13:00:04.468059117</dc:date>
    <meta:editing-duration>P4DT22H21M38S</meta:editing-duration>
    <meta:editing-cycles>472</meta:editing-cycles>
    <meta:generator>LibreOffice/7.6.3.2$Linux_X86_64 LibreOffice_project/60$Build-2</meta:generator>
    <meta:document-statistic meta:object-count="176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4/content.xml><?xml version="1.0" encoding="utf-8"?>
<math xmlns="http://www.w3.org/1998/Math/MathML" display="block"/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6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5/content.xml><?xml version="1.0" encoding="utf-8"?>
<math xmlns="http://www.w3.org/1998/Math/MathML" display="block">
  <semantics>
    <mi>Y</mi>
    <annotation encoding="StarMath 5.0">Y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822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27/content.xml><?xml version="1.0" encoding="utf-8"?>
<math xmlns="http://www.w3.org/1998/Math/MathML" display="block">
  <semantics>
    <mi>N</mi>
    <annotation encoding="StarMath 5.0">N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0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i>E</mi>
    <annotation encoding="StarMath 5.0">E</annotation>
  </semantics>
</math>
</file>

<file path=Object 837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